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Standard">
      <style:paragraph-properties style:line-height-at-least="0.503cm"/>
      <style:text-properties fo:color="#cccccc" loext:opacity="100%" style:font-name="Droid Sans Mono" fo:font-size="10.5pt" fo:font-weight="normal" fo:background-color="#1f1f1f"/>
    </style:style>
    <style:style style:name="P142" style:family="paragraph" style:parent-style-name="Standard">
      <style:paragraph-properties style:line-height-at-least="0.503cm"/>
      <style:text-properties fo:color="#d4d4d4" loext:opacity="100%" style:font-name="Droid Sans Mono" fo:font-size="10.5pt" fo:font-weight="normal" fo:background-color="#1f1f1f"/>
    </style:style>
    <style:style style:name="P143" style:family="paragraph" style:parent-style-name="Standard">
      <style:paragraph-properties style:line-height-at-least="0.503cm"/>
    </style:style>
    <style:style style:name="P144" style:family="paragraph" style:parent-style-name="Standard">
      <style:paragraph-properties style:line-height-at-least="0.503cm"/>
      <style:text-properties fo:color="#6a9955" loext:opacity="100%" style:font-name="Droid Sans Mono" fo:font-size="10.5pt" fo:font-weight="normal" fo:background-color="#1f1f1f"/>
    </style:style>
    <style:style style:name="P145" style:family="paragraph" style:parent-style-name="Text_20_body">
      <style:text-properties officeooo:paragraph-rsid="010218e5"/>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fo:font-size="12pt" fo:font-style="normal" officeooo:rsid="003dc6c9" style:font-size-asian="12pt" style:font-style-asian="normal" style:font-size-complex="12pt" style:font-style-complex="normal"/>
    </style:style>
    <style:style style:name="T27"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8" style:family="text">
      <style:text-properties fo:color="#9cdcfe" loext:opacity="100%"/>
    </style:style>
    <style:style style:name="T29" style:family="text">
      <style:text-properties fo:color="#9cdcfe" loext:opacity="100%" fo:font-style="normal" style:font-style-asian="normal" style:font-style-complex="normal"/>
    </style:style>
    <style:style style:name="T30" style:family="text">
      <style:text-properties fo:color="#9cdcfe" loext:opacity="100%" fo:font-style="normal" officeooo:rsid="003dc6c9" style:font-style-asian="normal" style:font-style-complex="normal"/>
    </style:style>
    <style:style style:name="T31" style:family="text">
      <style:text-properties fo:color="#9cdcfe" loext:opacity="100%" fo:font-size="12pt" fo:font-style="normal" officeooo:rsid="003dc6c9" style:font-size-asian="12pt" style:font-style-asian="normal" style:font-size-complex="12pt" style:font-style-complex="normal"/>
    </style:style>
    <style:style style:name="T32" style:family="text">
      <style:text-properties fo:color="#9cdcfe" loext:opacity="100%" style:font-name="Droid Sans Mono" fo:font-size="10.5pt" fo:font-weight="normal" fo:background-color="#1f1f1f" loext:char-shading-value="0"/>
    </style:style>
    <style:style style:name="T33"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4"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5" style:family="text">
      <style:text-properties fo:color="#9cdcfe" loext:opacity="100%" style:font-name="Droid Sans Mono" fo:font-size="10.5pt" fo:background-color="#1f1f1f" loext:char-shading-value="0"/>
    </style:style>
    <style:style style:name="T36"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7"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38" style:family="text">
      <style:text-properties fo:color="#ce9178" loext:opacity="100%"/>
    </style:style>
    <style:style style:name="T39"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0" style:family="text">
      <style:text-properties fo:color="#ce9178" loext:opacity="100%" style:font-name="Droid Sans Mono" fo:font-size="10.5pt" fo:font-weight="normal" fo:background-color="#1f1f1f" loext:char-shading-value="0"/>
    </style:style>
    <style:style style:name="T41" style:family="text">
      <style:text-properties fo:color="#d7ba7d" loext:opacity="100%"/>
    </style:style>
    <style:style style:name="T42" style:family="text">
      <style:text-properties fo:color="#c586c0" loext:opacity="100%"/>
    </style:style>
    <style:style style:name="T43" style:family="text">
      <style:text-properties fo:color="#4ec9b0" loext:opacity="100%"/>
    </style:style>
    <style:style style:name="T44" style:family="text">
      <style:text-properties fo:color="#4ec9b0" loext:opacity="100%" fo:font-style="normal" officeooo:rsid="003dc6c9" style:font-style-asian="normal" style:font-style-complex="normal"/>
    </style:style>
    <style:style style:name="T45" style:family="text">
      <style:text-properties fo:color="#4ec9b0" loext:opacity="100%" fo:font-size="12pt" fo:font-style="normal" officeooo:rsid="003dc6c9" style:font-size-asian="12pt" style:font-style-asian="normal" style:font-size-complex="12pt" style:font-style-complex="normal"/>
    </style:style>
    <style:style style:name="T46" style:family="text">
      <style:text-properties fo:color="#4ec9b0" loext:opacity="100%" style:font-name="Droid Sans Mono" fo:font-size="10.5pt" fo:font-weight="normal" fo:background-color="#1f1f1f" loext:char-shading-value="0"/>
    </style:style>
    <style:style style:name="T47"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48"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49" style:family="text">
      <style:text-properties fo:color="#4ec9b0" loext:opacity="100%" style:font-name="Droid Sans Mono" fo:font-size="10.5pt" fo:background-color="#1f1f1f" loext:char-shading-value="0"/>
    </style:style>
    <style:style style:name="T50"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1"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52"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53" style:family="text">
      <style:text-properties fo:color="#b5cea8" loext:opacity="100%"/>
    </style:style>
    <style:style style:name="T54" style:family="text">
      <style:text-properties officeooo:rsid="000f991a"/>
    </style:style>
    <style:style style:name="T55" style:family="text">
      <style:text-properties officeooo:rsid="001495c5"/>
    </style:style>
    <style:style style:name="T56" style:family="text">
      <style:text-properties officeooo:rsid="001d02f6"/>
    </style:style>
    <style:style style:name="T57" style:family="text">
      <style:text-properties officeooo:rsid="00227b7b"/>
    </style:style>
    <style:style style:name="T58" style:family="text">
      <style:text-properties officeooo:rsid="00255315"/>
    </style:style>
    <style:style style:name="T59" style:family="text">
      <style:text-properties officeooo:rsid="0029a7b7"/>
    </style:style>
    <style:style style:name="T60" style:family="text">
      <style:text-properties fo:font-variant="normal" fo:text-transform="none" style:font-name="var font-family-monospace" fo:font-size="10.5pt" fo:letter-spacing="normal" fo:font-style="normal" fo:font-weight="normal" loext:padding="0cm" loext:border="none"/>
    </style:style>
    <style:style style:name="T61" style:family="text">
      <style:text-properties fo:font-variant="normal" fo:text-transform="none" fo:color="#0d161b" loext:opacity="100%" fo:letter-spacing="normal"/>
    </style:style>
    <style:style style:name="T62" style:family="text">
      <style:text-properties fo:font-variant="normal" fo:text-transform="none" fo:color="#0d161b" loext:opacity="100%" style:font-name="Inter" fo:letter-spacing="normal" fo:font-style="normal" fo:font-weight="bold"/>
    </style:style>
    <style:style style:name="T63" style:family="text">
      <style:text-properties officeooo:rsid="002b5bca"/>
    </style:style>
    <style:style style:name="T64" style:family="text">
      <style:text-properties officeooo:rsid="002efd1d"/>
    </style:style>
    <style:style style:name="T65" style:family="text">
      <style:text-properties officeooo:rsid="00333a8e"/>
    </style:style>
    <style:style style:name="T66" style:family="text">
      <style:text-properties officeooo:rsid="00361edd"/>
    </style:style>
    <style:style style:name="T67" style:family="text">
      <style:text-properties fo:color="#d4d4d4" loext:opacity="100%"/>
    </style:style>
    <style:style style:name="T68" style:family="text">
      <style:text-properties fo:color="#d4d4d4" loext:opacity="100%" fo:font-style="normal" style:font-style-asian="normal" style:font-style-complex="normal"/>
    </style:style>
    <style:style style:name="T69" style:family="text">
      <style:text-properties fo:color="#d4d4d4" loext:opacity="100%" fo:font-style="normal" officeooo:rsid="003dc6c9" style:font-style-asian="normal" style:font-style-complex="normal"/>
    </style:style>
    <style:style style:name="T70" style:family="text">
      <style:text-properties fo:color="#d4d4d4" loext:opacity="100%" fo:font-size="12pt" fo:font-style="normal" officeooo:rsid="003dc6c9" style:font-size-asian="12pt" style:font-style-asian="normal" style:font-size-complex="12pt" style:font-style-complex="normal"/>
    </style:style>
    <style:style style:name="T71" style:family="text">
      <style:text-properties fo:color="#d4d4d4" loext:opacity="100%" style:font-name="Droid Sans Mono" fo:font-size="10.5pt" fo:font-weight="normal" fo:background-color="#1f1f1f" loext:char-shading-value="0"/>
    </style:style>
    <style:style style:name="T72"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73"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74" style:family="text">
      <style:text-properties fo:color="#d4d4d4" loext:opacity="100%" style:font-name="Droid Sans Mono" fo:font-size="10.5pt" fo:background-color="#1f1f1f" loext:char-shading-value="0"/>
    </style:style>
    <style:style style:name="T75"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76"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77"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78" style:family="text">
      <style:text-properties officeooo:rsid="003dc6c9"/>
    </style:style>
    <style:style style:name="T79" style:family="text">
      <style:text-properties fo:font-style="italic" style:font-style-asian="italic" style:font-style-complex="italic"/>
    </style:style>
    <style:style style:name="T80" style:family="text">
      <style:text-properties fo:font-style="italic" officeooo:rsid="003dc6c9" style:font-style-asian="italic" style:font-style-complex="italic"/>
    </style:style>
    <style:style style:name="T81" style:family="text">
      <style:text-properties fo:font-style="italic" fo:font-weight="normal" officeooo:rsid="00f69ebb" style:font-style-asian="italic" style:font-weight-asian="normal" style:font-style-complex="italic" style:font-weight-complex="normal"/>
    </style:style>
    <style:style style:name="T82" style:family="text">
      <style:text-properties fo:font-style="normal" style:font-style-asian="normal" style:font-style-complex="normal"/>
    </style:style>
    <style:style style:name="T83" style:family="text">
      <style:text-properties fo:font-style="normal" officeooo:rsid="003dc6c9" style:font-style-asian="normal" style:font-style-complex="normal"/>
    </style:style>
    <style:style style:name="T84" style:family="text">
      <style:text-properties fo:font-style="normal" officeooo:rsid="004ad7a2" style:font-style-asian="normal" style:font-style-complex="normal"/>
    </style:style>
    <style:style style:name="T85" style:family="text">
      <style:text-properties fo:font-style="normal" officeooo:rsid="0050d8f5" style:font-style-asian="normal" style:font-style-complex="normal"/>
    </style:style>
    <style:style style:name="T86" style:family="text">
      <style:text-properties fo:font-style="normal" officeooo:rsid="00530fbe" style:font-style-asian="normal" style:font-style-complex="normal"/>
    </style:style>
    <style:style style:name="T87" style:family="text">
      <style:text-properties fo:font-style="normal" officeooo:rsid="0054255d" style:font-style-asian="normal" style:font-style-complex="normal"/>
    </style:style>
    <style:style style:name="T88" style:family="text">
      <style:text-properties fo:font-style="normal" officeooo:rsid="00570a2e" style:font-style-asian="normal" style:font-style-complex="normal"/>
    </style:style>
    <style:style style:name="T89" style:family="text">
      <style:text-properties fo:font-style="normal" officeooo:rsid="005d3e89" style:font-style-asian="normal" style:font-style-complex="normal"/>
    </style:style>
    <style:style style:name="T90" style:family="text">
      <style:text-properties fo:font-style="normal" officeooo:rsid="0060d818" style:font-style-asian="normal" style:font-style-complex="normal"/>
    </style:style>
    <style:style style:name="T91" style:family="text">
      <style:text-properties fo:font-style="normal" officeooo:rsid="00982548" style:font-style-asian="normal" style:font-style-complex="normal"/>
    </style:style>
    <style:style style:name="T92" style:family="text">
      <style:text-properties fo:font-style="normal" officeooo:rsid="01059ea0" style:font-style-asian="normal" style:font-style-complex="normal"/>
    </style:style>
    <style:style style:name="T93" style:family="text">
      <style:text-properties fo:font-style="normal" officeooo:rsid="0084685d" style:font-size-asian="10.5pt" style:font-style-asian="normal" style:font-weight-asian="normal" style:font-size-complex="12pt" style:font-style-complex="normal" style:font-weight-complex="normal"/>
    </style:style>
    <style:style style:name="T94" style:family="text">
      <style:text-properties fo:font-style="normal" officeooo:rsid="008c186c" style:font-size-asian="10.5pt" style:font-style-asian="normal" style:font-weight-asian="normal" style:font-size-complex="12pt" style:font-style-complex="normal" style:font-weight-complex="normal"/>
    </style:style>
    <style:style style:name="T95" style:family="text">
      <style:text-properties fo:font-style="normal" officeooo:rsid="008ef4ad" style:font-size-asian="10.5pt" style:font-style-asian="normal" style:font-weight-asian="normal" style:font-size-complex="12pt" style:font-style-complex="normal" style:font-weight-complex="normal"/>
    </style:style>
    <style:style style:name="T96" style:family="text">
      <style:text-properties fo:font-style="normal" officeooo:rsid="00977a3c" style:font-size-asian="10.5pt" style:font-style-asian="normal" style:font-weight-asian="normal" style:font-size-complex="12pt" style:font-style-complex="normal" style:font-weight-complex="normal"/>
    </style:style>
    <style:style style:name="T97" style:family="text">
      <style:text-properties fo:font-style="normal" fo:font-weight="normal" officeooo:rsid="00f69ebb" style:font-style-asian="normal" style:font-weight-asian="normal" style:font-style-complex="normal" style:font-weight-complex="normal"/>
    </style:style>
    <style:style style:name="T98" style:family="text">
      <style:text-properties fo:font-style="normal" fo:font-weight="normal" officeooo:rsid="00f7ec85" style:font-style-asian="normal" style:font-weight-asian="normal" style:font-style-complex="normal" style:font-weight-complex="normal"/>
    </style:style>
    <style:style style:name="T99" style:family="text">
      <style:text-properties fo:font-style="normal" fo:font-weight="normal" officeooo:rsid="01059ea0" style:font-style-asian="normal" style:font-weight-asian="normal" style:font-style-complex="normal" style:font-weight-complex="normal"/>
    </style:style>
    <style:style style:name="T100" style:family="text">
      <style:text-properties officeooo:rsid="0041f15e"/>
    </style:style>
    <style:style style:name="T101" style:family="text">
      <style:text-properties officeooo:rsid="0042ba78"/>
    </style:style>
    <style:style style:name="T102" style:family="text">
      <style:text-properties fo:color="#cccccc" loext:opacity="100%" style:font-name="Droid Sans Mono" fo:font-size="10.5pt" fo:font-weight="normal" fo:background-color="#1f1f1f" loext:char-shading-value="0"/>
    </style:style>
    <style:style style:name="T103"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04" style:family="text">
      <style:text-properties officeooo:rsid="0041edce"/>
    </style:style>
    <style:style style:name="T105" style:family="text">
      <style:text-properties fo:font-size="12pt" officeooo:rsid="003dc6c9" style:font-size-asian="12pt" style:font-size-complex="12pt"/>
    </style:style>
    <style:style style:name="T106" style:family="text">
      <style:text-properties fo:font-size="12pt" fo:font-style="italic" officeooo:rsid="003dc6c9" style:font-size-asian="12pt" style:font-style-asian="italic" style:font-size-complex="12pt" style:font-style-complex="italic"/>
    </style:style>
    <style:style style:name="T107" style:family="text">
      <style:text-properties fo:font-size="12pt" fo:font-style="normal" officeooo:rsid="003dc6c9" style:font-size-asian="12pt" style:font-style-asian="normal" style:font-size-complex="12pt" style:font-style-complex="normal"/>
    </style:style>
    <style:style style:name="T10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18"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19" style:family="text">
      <style:text-properties fo:font-size="12pt" fo:font-weight="normal" officeooo:rsid="00ec99b5" style:font-size-asian="10.5pt" style:font-weight-asian="normal" style:font-size-complex="12pt" style:font-weight-complex="normal"/>
    </style:style>
    <style:style style:name="T120" style:family="text">
      <style:text-properties fo:font-size="12pt" fo:font-weight="normal" officeooo:rsid="00f09207" style:font-size-asian="10.5pt" style:font-weight-asian="normal" style:font-size-complex="12pt" style:font-weight-complex="normal"/>
    </style:style>
    <style:style style:name="T121" style:family="text">
      <style:text-properties officeooo:rsid="006f0c25"/>
    </style:style>
    <style:style style:name="T122" style:family="text">
      <style:text-properties officeooo:rsid="0073738c"/>
    </style:style>
    <style:style style:name="T123" style:family="text">
      <style:text-properties officeooo:rsid="00789102"/>
    </style:style>
    <style:style style:name="T124" style:family="text">
      <style:text-properties officeooo:rsid="007b0dd4"/>
    </style:style>
    <style:style style:name="T125" style:family="text">
      <style:text-properties officeooo:rsid="0084685d"/>
    </style:style>
    <style:style style:name="T126" style:family="text">
      <style:text-properties officeooo:rsid="0085ad59"/>
    </style:style>
    <style:style style:name="T127" style:family="text">
      <style:text-properties officeooo:rsid="008c186c"/>
    </style:style>
    <style:style style:name="T128" style:family="text">
      <style:text-properties officeooo:rsid="00917ef4"/>
    </style:style>
    <style:style style:name="T129" style:family="text">
      <style:text-properties officeooo:rsid="00977a3c"/>
    </style:style>
    <style:style style:name="T130" style:family="text">
      <style:text-properties officeooo:rsid="009c01fe"/>
    </style:style>
    <style:style style:name="T131" style:family="text">
      <style:text-properties fo:color="#808080" loext:opacity="100%"/>
    </style:style>
    <style:style style:name="T132"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33" style:family="text">
      <style:text-properties officeooo:rsid="00a0f497"/>
    </style:style>
    <style:style style:name="T134" style:family="text">
      <style:text-properties officeooo:rsid="00a578d0"/>
    </style:style>
    <style:style style:name="T135" style:family="text">
      <style:text-properties officeooo:rsid="00a9b682"/>
    </style:style>
    <style:style style:name="T136" style:family="text">
      <style:text-properties officeooo:rsid="00ab7bea"/>
    </style:style>
    <style:style style:name="T137" style:family="text">
      <style:text-properties officeooo:rsid="00ad2c15"/>
    </style:style>
    <style:style style:name="T138" style:family="text">
      <style:text-properties officeooo:rsid="00b32eb9"/>
    </style:style>
    <style:style style:name="T139" style:family="text">
      <style:text-properties officeooo:rsid="00b4e5ff"/>
    </style:style>
    <style:style style:name="T140" style:family="text">
      <style:text-properties officeooo:rsid="00bb1e41"/>
    </style:style>
    <style:style style:name="T141" style:family="text">
      <style:text-properties officeooo:rsid="00c15eb4"/>
    </style:style>
    <style:style style:name="T142" style:family="text">
      <style:text-properties officeooo:rsid="00c1bf7d"/>
    </style:style>
    <style:style style:name="T143" style:family="text">
      <style:text-properties officeooo:rsid="00c2baef"/>
    </style:style>
    <style:style style:name="T144" style:family="text">
      <style:text-properties officeooo:rsid="00c39a0f"/>
    </style:style>
    <style:style style:name="T145" style:family="text">
      <style:text-properties officeooo:rsid="00c5f4fd"/>
    </style:style>
    <style:style style:name="T146" style:family="text">
      <style:text-properties officeooo:rsid="00c7be51"/>
    </style:style>
    <style:style style:name="T147" style:family="text">
      <style:text-properties officeooo:rsid="00c85416"/>
    </style:style>
    <style:style style:name="T148" style:family="text">
      <style:text-properties officeooo:rsid="00cb1261"/>
    </style:style>
    <style:style style:name="T149" style:family="text">
      <style:text-properties officeooo:rsid="00ce50bd"/>
    </style:style>
    <style:style style:name="T150" style:family="text">
      <style:text-properties officeooo:rsid="00ceb58a"/>
    </style:style>
    <style:style style:name="T151" style:family="text">
      <style:text-properties officeooo:rsid="00d08936"/>
    </style:style>
    <style:style style:name="T152" style:family="text">
      <style:text-properties officeooo:rsid="00d21993"/>
    </style:style>
    <style:style style:name="T153" style:family="text">
      <style:text-properties officeooo:rsid="00d964f9"/>
    </style:style>
    <style:style style:name="T154" style:family="text">
      <style:text-properties officeooo:rsid="00dc2fa5"/>
    </style:style>
    <style:style style:name="T155" style:family="text">
      <style:text-properties officeooo:rsid="00ddf5e3"/>
    </style:style>
    <style:style style:name="T156" style:family="text">
      <style:text-properties officeooo:rsid="00e1735a"/>
    </style:style>
    <style:style style:name="T157" style:family="text">
      <style:text-properties officeooo:rsid="00e84d6e"/>
    </style:style>
    <style:style style:name="T158" style:family="text">
      <style:text-properties fo:font-weight="normal" style:font-weight-asian="normal" style:font-weight-complex="normal"/>
    </style:style>
    <style:style style:name="T159" style:family="text">
      <style:text-properties fo:font-weight="normal" officeooo:rsid="00ec3545" style:font-weight-asian="normal" style:font-weight-complex="normal"/>
    </style:style>
    <style:style style:name="T160" style:family="text">
      <style:text-properties fo:font-weight="normal" officeooo:rsid="00e84d6e" style:font-weight-asian="normal" style:font-weight-complex="normal"/>
    </style:style>
    <style:style style:name="T161" style:family="text">
      <style:text-properties fo:font-weight="normal" officeooo:rsid="00ec99b5" style:font-weight-asian="normal" style:font-weight-complex="normal"/>
    </style:style>
    <style:style style:name="T162" style:family="text">
      <style:text-properties fo:font-weight="normal" officeooo:rsid="00ee868a" style:font-weight-asian="normal" style:font-weight-complex="normal"/>
    </style:style>
    <style:style style:name="T163" style:family="text">
      <style:text-properties fo:font-weight="normal" officeooo:rsid="00f09207" style:font-weight-asian="normal" style:font-weight-complex="normal"/>
    </style:style>
    <style:style style:name="T164" style:family="text">
      <style:text-properties fo:font-weight="normal" officeooo:rsid="00f4698c" style:font-weight-asian="normal" style:font-weight-complex="normal"/>
    </style:style>
    <style:style style:name="T165" style:family="text">
      <style:text-properties fo:font-weight="normal" officeooo:rsid="00f5a3ac" style:font-weight-asian="normal" style:font-weight-complex="normal"/>
    </style:style>
    <style:style style:name="T166" style:family="text">
      <style:text-properties fo:font-weight="normal" officeooo:rsid="00f69ebb" style:font-weight-asian="normal" style:font-weight-complex="normal"/>
    </style:style>
    <style:style style:name="T167" style:family="text">
      <style:text-properties fo:font-weight="normal" officeooo:rsid="00fbc881" style:font-weight-asian="normal" style:font-weight-complex="normal"/>
    </style:style>
    <style:style style:name="T168" style:family="text">
      <style:text-properties fo:font-weight="normal" officeooo:rsid="00fd9cec" style:font-weight-asian="normal" style:font-weight-complex="normal"/>
    </style:style>
    <style:style style:name="T169" style:family="text">
      <style:text-properties fo:font-size="16pt" fo:font-weight="bold" officeooo:rsid="00ec99b5" style:font-size-asian="16pt" style:font-weight-asian="bold" style:font-size-complex="16pt" style:font-weight-complex="bold"/>
    </style:style>
    <style:style style:name="T170" style:family="text">
      <style:text-properties fo:font-size="16pt" fo:font-weight="bold" officeooo:rsid="00f09207" style:font-size-asian="16pt" style:font-weight-asian="bold" style:font-size-complex="16pt" style:font-weight-complex="bold"/>
    </style:style>
    <style:style style:name="T171" style:family="text">
      <style:text-properties fo:font-size="16pt" fo:font-style="normal" fo:font-weight="normal" officeooo:rsid="01059ea0" style:font-size-asian="16pt" style:font-style-asian="normal" style:font-weight-asian="normal" style:font-size-complex="16pt" style:font-style-complex="normal" style:font-weight-complex="normal"/>
    </style:style>
    <style:style style:name="T172" style:family="text">
      <style:text-properties fo:font-size="16pt" fo:font-style="normal" officeooo:rsid="01059ea0" style:font-size-asian="16pt" style:font-style-asian="normal" style:font-size-complex="16pt" style:font-style-complex="normal"/>
    </style:style>
    <style:style style:name="T173"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74"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75"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76" style:family="text">
      <style:text-properties officeooo:rsid="00fbc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28">$className</text:span>) {</text:p>
      <text:p text:style-name="P9"><text:span text:style-name="T28">$className</text:span> = <text:span text:style-name="T5">str_replace</text:span>(<text:span text:style-name="T38">"App"</text:span>, <text:span text:style-name="T38">"classes"</text:span>, <text:span text:style-name="T28">$className</text:span>);</text:p>
      <text:p text:style-name="P9"><text:span text:style-name="T28">$className</text:span> = <text:span text:style-name="T5">str_replace</text:span>(<text:span text:style-name="T38">"</text:span><text:span text:style-name="T41">\\</text:span><text:span text:style-name="T38">"</text:span>, <text:span text:style-name="T38">"/"</text:span>, <text:span text:style-name="T28">$className</text:span>);</text:p>
      <text:p text:style-name="P9"><text:span text:style-name="T28">$className</text:span> .= <text:span text:style-name="T38">'.php'</text:span>;</text:p>
      <text:p text:style-name="P9"><text:span text:style-name="T42">require_once</text:span> <text:span text:style-name="T28">$className</text:span>;</text:p>
      <text:p text:style-name="P9">});</text:p>
      <text:p text:style-name="P23">//require 'classes/Calcul.php';</text:p>
      <text:p text:style-name="P29"/>
      <text:p text:style-name="P9"><text:span text:style-name="T28">$instance</text:span> = <text:span text:style-name="T14">new</text:span> App\<text:span text:style-name="T43">Calcul</text:span>();</text:p>
      <text:p text:style-name="P29"/>
      <text:p text:style-name="P9"><text:span text:style-name="T28">$resultat</text:span> = <text:span text:style-name="T28">$instance</text:span>-&gt;<text:span text:style-name="T5">addtionner</text:span>(<text:span text:style-name="T53">10</text:span>, <text:span text:style-name="T53">20</text:span>);</text:p>
      <text:p text:style-name="P29"/>
      <text:p text:style-name="P9"><text:soft-page-break/><text:span text:style-name="T5">var_dump</text:span>(<text:span text:style-name="T28">$resultat</text:span>);</text:p>
      <text:p text:style-name="P29"/>
      <text:p text:style-name="P9"><text:span text:style-name="T5">echo</text:span> <text:span text:style-name="T38">"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43">App</text:span>;</text:p>
      <text:p text:style-name="P29"/>
      <text:p text:style-name="P9"><text:span text:style-name="T14">class</text:span> <text:span text:style-name="T43">Calcul</text:span></text:p>
      <text:p text:style-name="P9">{</text:p>
      <text:p text:style-name="P29"/>
      <text:p text:style-name="P9"><text:span text:style-name="T14">public</text:span> <text:span text:style-name="T14">function</text:span> <text:span text:style-name="T5">addtionner</text:span>(<text:span text:style-name="T14">int</text:span> <text:span text:style-name="T28">$a</text:span>, <text:span text:style-name="T14">int</text:span> <text:span text:style-name="T28">$b</text:span>): <text:span text:style-name="T14">int</text:span></text:p>
      <text:p text:style-name="P9">{</text:p>
      <text:p text:style-name="P9"><text:span text:style-name="T42">return</text:span> <text:span text:style-name="T28">$a</text:span> + <text:span text:style-name="T28">$b</text:span>;</text:p>
      <text:p text:style-name="P9">}</text:p>
      <text:p text:style-name="P9">}</text:p>
      <text:p text:style-name="P9"/>
      <text:p text:style-name="Standard"/>
      <text:p text:style-name="P33"/>
      <text:p text:style-name="P7">- Composer et l'autoloading</text:p>
      <text:p text:style-name="Standard"/>
      <text:p text:style-name="Standard">- <text:span text:style-name="T54">taper ça sur le terminal ⇒</text:span></text:p>
      <text:p text:style-name="Standard">composer init</text:p>
      <text:p text:style-name="P32">- le contenu de fichier composer,json ⇒</text:p>
      <text:p text:style-name="P10">{</text:p>
      <text:p text:style-name="P9"><text:span text:style-name="T28">"name"</text:span>: <text:span text:style-name="T38">"amine/modern-php"</text:span>,</text:p>
      <text:p text:style-name="P9"><text:span text:style-name="T28">"autoload"</text:span>: {</text:p>
      <text:p text:style-name="P9"><text:span text:style-name="T28">"psr-4"</text:span>: {</text:p>
      <text:p text:style-name="P9"><text:span text:style-name="T28">"App</text:span><text:span text:style-name="T41">\\</text:span><text:span text:style-name="T28">"</text:span>: <text:span text:style-name="T38">"src/"</text:span></text:p>
      <text:p text:style-name="P9">}</text:p>
      <text:p text:style-name="P9">},</text:p>
      <text:p text:style-name="P9"><text:span text:style-name="T28">"authors"</text:span>: [</text:p>
      <text:p text:style-name="P9">{</text:p>
      <text:p text:style-name="P9"><text:span text:style-name="T28">"name"</text:span>: <text:span text:style-name="T38">"MOSLAH"</text:span>,</text:p>
      <text:p text:style-name="P9"><text:span text:style-name="T28">"email"</text:span>: <text:span text:style-name="T38">"mohamed.amine.moslah@gmail.com"</text:span></text:p>
      <text:p text:style-name="P9">}</text:p>
      <text:p text:style-name="P9">],</text:p>
      <text:p text:style-name="P9"><text:span text:style-name="T28">"require"</text:span>: {}</text:p>
      <text:p text:style-name="P9">}</text:p>
      <text:p text:style-name="P32">- <text:span text:style-name="T55">tapez sur le terminal ⇒</text:span></text:p>
      <text:p text:style-name="P31">composer dump-autoload</text:p>
      <text:p text:style-name="P32">- <text:span text:style-name="T55">le contenu de fichier index,phps</text:span></text:p>
      <text:p text:style-name="P15">&lt;?php</text:p>
      <text:p text:style-name="P30"/>
      <text:p text:style-name="P9"><text:span text:style-name="T42">require</text:span> <text:span text:style-name="T38">"vendor/autoload.php"</text:span>;</text:p>
      <text:p text:style-name="P9"><text:span text:style-name="T28">$instance</text:span> = <text:span text:style-name="T14">new</text:span> App\<text:span text:style-name="T43">Calcul</text:span>();</text:p>
      <text:p text:style-name="P29"/>
      <text:p text:style-name="P9"><text:span text:style-name="T28">$resultat</text:span> = <text:span text:style-name="T28">$instance</text:span>-&gt;<text:span text:style-name="T5">addtionner</text:span>(<text:span text:style-name="T53">10</text:span>, <text:span text:style-name="T53">20</text:span>);</text:p>
      <text:p text:style-name="P29"><text:soft-page-break/></text:p>
      <text:p text:style-name="P9"><text:span text:style-name="T5">var_dump</text:span>(<text:span text:style-name="T28">$resultat</text:span>);</text:p>
      <text:p text:style-name="P29"/>
      <text:p text:style-name="P9"><text:span text:style-name="T5">echo</text:span> <text:span text:style-name="T38">"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56">Pour installer la bibliothèque <text:s/>nesbot/carbon <text:s/>, tapez sur le terminal ⇒</text:span></text:p>
      <text:p text:style-name="P34">composer require nesbot/carbon</text:p>
      <text:p text:style-name="P34">- <text:span text:style-name="T56">ajouter ce code dans le fichier index,php ⇒</text:span></text:p>
      <text:p text:style-name="P11"><text:span text:style-name="T14">use</text:span> Carbon\<text:span text:style-name="T43">Carbon</text:span>;</text:p>
      <text:p text:style-name="P9"/>
      <text:p text:style-name="P34"/>
      <text:p text:style-name="P9"><text:span text:style-name="T28">$instance</text:span> = <text:span text:style-name="T14">new</text:span> App\<text:span text:style-name="T43">Calcul</text:span>();</text:p>
      <text:p text:style-name="P29"/>
      <text:p text:style-name="P9"><text:span text:style-name="T28">$aujourdhui</text:span> = <text:span text:style-name="T43">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57">3) </text:span>Présentation du framework Symfony (20 minutes)</text:p>
      <text:h text:style-name="P70" text:outline-level="1">Créons notre application Symfony 5.1 !</text:h>
      <text:p text:style-name="Standard">- <text:span text:style-name="T58">sur le terminal tapez cette commande pour installer symfony ⇒</text:span></text:p>
      <text:p text:style-name="Standard">symfony new cours-ecommerce –version=5.1</text:p>
      <text:p text:style-name="Standard"/>
      <text:p text:style-name="P6"/>
      <text:p text:style-name="Standard">- <text:span text:style-name="T59">lien util ⇒<text:line-break/></text:span><text:a xlink:type="simple" xlink:href="https://symfony.com/doc/current/setup/symfony_server.html#enabling-tls" text:style-name="Internet_20_link" text:visited-style-name="Visited_20_Internet_20_Link"><text:span text:style-name="T59">https://symfony.com/doc/current/setup/symfony_server.html#enabling-tls</text:span></text:a></text:p>
      <text:p text:style-name="Standard">- <text:span text:style-name="T59">enabling tls , tapez sur <text:s/>le terminal cette commende ⇒</text:span></text:p>
      <text:p text:style-name="P71"><text:span text:style-name="Source_20_Text"><text:span text:style-name="T60">symfony server:ca:install</text:span></text:span></text:p>
      <text:p text:style-name="Text_20_body">- <text:span text:style-name="T63">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1">📖 </text:span><text:span text:style-name="T62">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4">4) </text:span>Les bases de Symfony : HttpFoundation et Routing (45 minutes)</text:p>
      <text:p text:style-name="P1"/>
      <text:h text:style-name="P72" text:outline-level="1">Premières pages : les Routes et les Controllers</text:h>
      <text:p text:style-name="P41">- <text:span text:style-name="T65">Dans le fichiers config/routes,yaml , ajouter ce code ⇒</text:span></text:p>
      <text:p text:style-name="P102"><text:span text:style-name="T14">index</text:span>:</text:p>
      <text:p text:style-name="P101"><text:span text:style-name="T14">path</text:span>: <text:span text:style-name="T38">/</text:span></text:p>
      <text:p text:style-name="P101"><text:span text:style-name="T14">controller</text:span>: <text:span text:style-name="T38">App\Controller\TestController::index</text:span></text:p>
      <text:p text:style-name="P29"/>
      <text:p text:style-name="P101"><text:span text:style-name="T14">test</text:span>:</text:p>
      <text:p text:style-name="P101"><text:span text:style-name="T14">path</text:span>: <text:span text:style-name="T38">/test</text:span></text:p>
      <text:p text:style-name="P101"><text:span text:style-name="T14">controller</text:span>: <text:span text:style-name="T38">App\Controller\TestController::test</text:span></text:p>
      <text:p text:style-name="P101"/>
      <text:p text:style-name="P41">- <text:span text:style-name="T66">Créer ce fichier src/Controller/TestController,php , avec ce code ===&gt;</text:span></text:p>
      <text:p text:style-name="P16">&lt;?php</text:p>
      <text:p text:style-name="P29"/>
      <text:p text:style-name="P101"><text:span text:style-name="T14">namespace</text:span><text:span text:style-name="T67"> </text:span><text:span text:style-name="T43">App\Controller</text:span><text:span text:style-name="T67">;</text:span></text:p>
      <text:p text:style-name="P29"/>
      <text:p text:style-name="P101"><text:span text:style-name="T14">class</text:span><text:span text:style-name="T67"> </text:span><text:span text:style-name="T43">TestController</text:span><text:span text:style-name="T67"> </text:span></text:p>
      <text:p text:style-name="P12">{</text:p>
      <text:p text:style-name="P101"><text:span text:style-name="T14">public</text:span><text:span text:style-name="T67"> </text:span><text:span text:style-name="T14">function</text:span><text:span text:style-name="T67"> </text:span><text:span text:style-name="T5">index</text:span><text:span text:style-name="T67">(){</text:span></text:p>
      <text:p text:style-name="P101"><text:span text:style-name="T5">dd</text:span><text:span text:style-name="T67">(</text:span><text:span text:style-name="T38">"ça fonctionne"</text:span><text:span text:style-name="T67">);</text:span></text:p>
      <text:p text:style-name="P12">}</text:p>
      <text:p text:style-name="P29"/>
      <text:p text:style-name="P101"><text:span text:style-name="T14">public</text:span><text:span text:style-name="T67"> </text:span><text:span text:style-name="T14">function</text:span><text:span text:style-name="T67"> </text:span><text:span text:style-name="T5">test</text:span><text:span text:style-name="T67">(){</text:span></text:p>
      <text:p text:style-name="P101"><text:soft-page-break/><text:span text:style-name="T5">dd</text:span><text:span text:style-name="T67">(</text:span><text:span text:style-name="T38">"Page test"</text:span><text:span text:style-name="T67">);</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78">dans le fichier </text:span><text:span text:style-name="T80">src</text:span><text:span text:style-name="T83">/controller/TestController.php , ajouter ce code dans la fonction test ⇒</text:span></text:p>
      <text:p text:style-name="P102"><text:span text:style-name="T16">public</text:span><text:span text:style-name="T69"> </text:span><text:span text:style-name="T16">function</text:span><text:span text:style-name="T69"> </text:span><text:span text:style-name="T6">test</text:span><text:span text:style-name="T69">(</text:span><text:span text:style-name="T44">Request</text:span><text:span text:style-name="T69"> </text:span><text:span text:style-name="T30">$request</text:span><text:span text:style-name="T69">)</text:span></text:p>
      <text:p text:style-name="P12">{</text:p>
      <text:p text:style-name="P101"><text:span text:style-name="T28">$age</text:span><text:span text:style-name="T67"> = </text:span><text:span text:style-name="T28">$request</text:span><text:span text:style-name="T67">-&gt;</text:span><text:span text:style-name="T28">query</text:span><text:span text:style-name="T67">-&gt;</text:span><text:span text:style-name="T5">get</text:span><text:span text:style-name="T67">(</text:span><text:span text:style-name="T38">'age'</text:span><text:span text:style-name="T67">, </text:span><text:span text:style-name="T53">0</text:span><text:span text:style-name="T67">);</text:span></text:p>
      <text:p text:style-name="P29"/>
      <text:p text:style-name="P101"><text:span text:style-name="T42">return</text:span><text:span text:style-name="T67"> </text:span><text:span text:style-name="T14">new</text:span><text:span text:style-name="T67"> </text:span><text:span text:style-name="T43">Response</text:span><text:span text:style-name="T67">(</text:span><text:span text:style-name="T38">"Vous avez </text:span><text:span text:style-name="T28">$age</text:span><text:span text:style-name="T38"> ans!"</text:span><text:span text:style-name="T67">);</text:span></text:p>
      <text:p text:style-name="P12">}</text:p>
      <text:p text:style-name="P12">}</text:p>
      <text:p text:style-name="P101"/>
      <text:h text:style-name="P77" text:outline-level="1">Routes paramétrables : valeurs par défaut et contraintes</text:h>
      <text:p text:style-name="Text_20_body"><text:span text:style-name="T104">- </text:span><text:span text:style-name="T101">D</text:span><text:span text:style-name="T100">ans le </text:span><text:span text:style-name="T101">fichier config/routes,yaml , ajouter ce code ⇒<text:line-break/></text:span><text:span text:style-name="T18">test</text:span><text:span text:style-name="T102">:</text:span></text:p>
      <text:p text:style-name="P101"><text:span text:style-name="T14">path</text:span>: <text:span text:style-name="T38">/test/{age&lt;\d+&gt;?0}</text:span></text:p>
      <text:p text:style-name="P101"><text:span text:style-name="T14">controller</text:span>: <text:span text:style-name="T38">App\Controller\TestController::test</text:span></text:p>
      <text:p text:style-name="P24"># defaults:</text:p>
      <text:p text:style-name="P24"># age: 0</text:p>
      <text:p text:style-name="P24"># requirements:</text:p>
      <text:p text:style-name="P24"># age: \d+</text:p>
      <text:p text:style-name="P119"/>
      <text:p text:style-name="P120">- <text:span text:style-name="T105">dans le fichier </text:span><text:span text:style-name="T106">src</text:span><text:span text:style-name="T107">/controller/TestController.php , ajouter ce code dans la fonction test ⇒</text:span></text:p>
      <text:p text:style-name="P103"><text:span text:style-name="T26">public</text:span><text:span text:style-name="T70"> </text:span><text:span text:style-name="T26">function</text:span><text:span text:style-name="T70"> </text:span><text:span text:style-name="T7">test</text:span><text:span text:style-name="T70">(</text:span><text:span text:style-name="T45">Request</text:span><text:span text:style-name="T70"> </text:span><text:span text:style-name="T31">$request</text:span><text:span text:style-name="T70">, </text:span><text:span text:style-name="T31">$age</text:span><text:span text:style-name="T70">)</text:span></text:p>
      <text:p text:style-name="P12">{</text:p>
      <text:p text:style-name="P29"/>
      <text:p text:style-name="P24">//$age = $request-&gt;attributes-&gt;get('age');</text:p>
      <text:p text:style-name="P29"/>
      <text:p text:style-name="P101"><text:span text:style-name="T42">return</text:span><text:span text:style-name="T67"> </text:span><text:span text:style-name="T14">new</text:span><text:span text:style-name="T67"> </text:span><text:span text:style-name="T43">Response</text:span><text:span text:style-name="T67">(</text:span><text:span text:style-name="T38">"Vous avez </text:span><text:span text:style-name="T28">$age</text:span><text:span text:style-name="T38"> ans!"</text:span><text:span text:style-name="T67">);</text:span></text:p>
      <text:p text:style-name="P12">}</text:p>
      <text:p text:style-name="P42"/>
      <text:p text:style-name="P42"/>
      <text:p text:style-name="P78">Contraintes de Routes</text:p>
      <text:p text:style-name="P96"><text:span text:style-name="T82">- </text:span><text:span text:style-name="T108">on peux modifier les informations sur les routes on modifiant le fichier config/routes,yaml ⇒</text:span></text:p>
      <text:p text:style-name="P104"><text:span text:style-name="T27">methods</text:span><text:span text:style-name="T118">: [</text:span><text:span text:style-name="T39">GET</text:span><text:span text:style-name="T118">, </text:span><text:span text:style-name="T39">POST</text:span><text:span text:style-name="T118">]</text:span></text:p>
      <text:p text:style-name="P101"><text:span text:style-name="T14">host</text:span>: <text:span text:style-name="T38">localhost</text:span></text:p>
      <text:p text:style-name="P101"><text:span text:style-name="T14">schemes</text:span>: [<text:span text:style-name="T38">https</text:span>, <text:span text:style-name="T38">http</text:span>]</text:p>
      <text:p text:style-name="P43"><text:soft-page-break/></text:p>
      <text:p text:style-name="P79">Configuration des Routes et fichiers YAML</text:p>
      <text:p text:style-name="P35"><text:span text:style-name="T84">- </text:span><text:span text:style-name="T85">pour configurer les routes vous pouvez créer <text:s/>des fichiers dans le dossier config , exemple config/test,yaml avec ce contenu ⇒</text:span></text:p>
      <text:p text:style-name="P105"><text:span text:style-name="T17">index</text:span><text:span text:style-name="T85">:</text:span></text:p>
      <text:p text:style-name="P101"><text:span text:style-name="T14">path</text:span>: <text:span text:style-name="T38">/</text:span></text:p>
      <text:p text:style-name="P101"><text:span text:style-name="T14">controller</text:span>: <text:span text:style-name="T38">App\Controller\TestController::index</text:span></text:p>
      <text:p text:style-name="P29"/>
      <text:p text:style-name="P101"><text:span text:style-name="T14">test</text:span>:</text:p>
      <text:p text:style-name="P101"><text:span text:style-name="T14">path</text:span>: <text:span text:style-name="T38">/test/{age&lt;\d+&gt;?0}</text:span></text:p>
      <text:p text:style-name="P101"><text:span text:style-name="T14">controller</text:span>: <text:span text:style-name="T38">App\Controller\TestController::test</text:span></text:p>
      <text:p text:style-name="P101"><text:span text:style-name="T14">methods</text:span>: [<text:span text:style-name="T38">GET</text:span>, <text:span text:style-name="T38">POST</text:span>]</text:p>
      <text:p text:style-name="P101"><text:span text:style-name="T14">host</text:span>: <text:span text:style-name="T38">localhost</text:span></text:p>
      <text:p text:style-name="P101"><text:span text:style-name="T14">schemes</text:span>: [<text:span text:style-name="T38">https</text:span>, <text:span text:style-name="T38">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85">- o</text:span><text:span text:style-name="T82">n peux configurer les routes sous forme d’annotations de cette façon, en ajoutant ce code dans le fichier src/Controller/</text:span><text:span text:style-name="T86">TestController,php </text:span><text:span text:style-name="T88">avant la fonction test()</text:span><text:span text:style-name="T86"> </text:span><text:span text:style-name="T87">⇒</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89">- </text:span><text:span text:style-name="T90">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67"> </text:span><text:span text:style-name="T43">App\Controller</text:span><text:span text:style-name="T67">;</text:span></text:p>
      <text:p text:style-name="P29"/>
      <text:p text:style-name="P101"><text:span text:style-name="T14">use</text:span><text:span text:style-name="T67"> Symfony\Component\HttpFoundation\</text:span><text:span text:style-name="T43">Request</text:span><text:span text:style-name="T67">;</text:span></text:p>
      <text:p text:style-name="P101"><text:span text:style-name="T14">use</text:span><text:span text:style-name="T67"> Symfony\Component\HttpFoundation\</text:span><text:span text:style-name="T43">Response</text:span><text:span text:style-name="T67">;</text:span></text:p>
      <text:p text:style-name="P101"><text:span text:style-name="T14">use</text:span><text:span text:style-name="T67"> Symfony\Component\Routing\Annotation\</text:span><text:span text:style-name="T43">Route</text:span><text:span text:style-name="T67">;</text:span></text:p>
      <text:p text:style-name="P29"/>
      <text:p text:style-name="P101"><text:span text:style-name="T14">class</text:span><text:span text:style-name="T67"> </text:span><text:span text:style-name="T43">HelloController</text:span></text:p>
      <text:p text:style-name="P12">{</text:p>
      <text:p text:style-name="P24">/**</text:p>
      <text:p text:style-name="P24">* @Route("/hello/{name?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name</text:span><text:span text:style-name="T67">){</text:span></text:p>
      <text:p text:style-name="P101"><text:span text:style-name="T42">return</text:span><text:span text:style-name="T67"> </text:span><text:span text:style-name="T14">new</text:span><text:span text:style-name="T67"> </text:span><text:span text:style-name="T43">Response</text:span><text:span text:style-name="T67">(</text:span><text:span text:style-name="T38">"Hello </text:span><text:span text:style-name="T28">$name</text:span><text:span text:style-name="T38">"</text:span><text:span text:style-name="T67">);</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21">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67"> </text:span><text:span text:style-name="T28">$logge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LoggerInterface</text:span><text:span text:style-name="T67"> </text:span><text:span text:style-name="T28">$logger</text:span><text:span text:style-name="T67">)</text:span></text:p>
      <text:p text:style-name="P12">{</text:p>
      <text:p text:style-name="P101"><text:span text:style-name="T14">$this</text:span><text:span text:style-name="T67">-&gt;</text:span><text:span text:style-name="T28">logger</text:span><text:span text:style-name="T67"> = </text:span><text:span text:style-name="T28">$logger</text:span><text:span text:style-name="T67">; </text:span></text:p>
      <text:p text:style-name="P12">}</text:p>
      <text:p text:style-name="P123"><text:span text:style-name="T122">ou bien dans la fonction hello utiliser LoggerInterface de cette façon ⇒<text:line-break/></text:span><text:span text:style-name="T18">public</text:span><text:span text:style-name="T71"> </text:span><text:span text:style-name="T18">function</text:span><text:span text:style-name="T71"> </text:span><text:span text:style-name="T8">hello</text:span><text:span text:style-name="T71">(</text:span><text:span text:style-name="T32">$name</text:span><text:span text:style-name="T71">, </text:span><text:span text:style-name="T46">LoggerInterface</text:span><text:span text:style-name="T71"> </text:span><text:span text:style-name="T32">$logger</text:span><text:span text:style-name="T71">){</text:span></text:p>
      <text:p text:style-name="P13"/>
      <text:p text:style-name="P108"/>
      <text:p text:style-name="P124">et aprés l’utilisation de la logger de cette façon ⇒ <text:span text:style-name="T18">$this</text:span><text:span text:style-name="T71">-&gt;</text:span><text:span text:style-name="T32">logger</text:span><text:span text:style-name="T71">-&gt;</text:span><text:span text:style-name="T8">error</text:span><text:span text:style-name="T71">(</text:span><text:span text:style-name="T40">"Mon message de log !"</text:span><text:span text:style-name="T71">)</text:span></text:p>
      <text:h text:style-name="P73" text:outline-level="1"><text:soft-page-break/>Créez vos propres services !</text:h>
      <text:p text:style-name="P122">- <text:span text:style-name="T123">créer le dossier Taxes avec le fichier Calculator,php dans src , le contenu de src/Taxes/Calculator,php ⇒</text:span></text:p>
      <text:p text:style-name="P18">&lt;?php</text:p>
      <text:p text:style-name="P29"/>
      <text:p text:style-name="P101"><text:span text:style-name="T14">namespace</text:span><text:span text:style-name="T67"> </text:span><text:span text:style-name="T43">App\Taxes</text:span><text:span text:style-name="T67">;</text:span></text:p>
      <text:p text:style-name="P29"/>
      <text:p text:style-name="P101"><text:span text:style-name="T14">class</text:span><text:span text:style-name="T67"> </text:span><text:span text:style-name="T43">Calculator</text:span><text:span text:style-name="T67"> </text:span></text:p>
      <text:p text:style-name="P12">{</text:p>
      <text:p text:style-name="P101"><text:span text:style-name="T14">public</text:span><text:span text:style-name="T67"> </text:span><text:span text:style-name="T14">function</text:span><text:span text:style-name="T67"> </text:span><text:span text:style-name="T5">calcul</text:span><text:span text:style-name="T67">(</text:span><text:span text:style-name="T14">float</text:span><text:span text:style-name="T67"> </text:span><text:span text:style-name="T28">$prix</text:span><text:span text:style-name="T67">){</text:span></text:p>
      <text:p text:style-name="P101"><text:span text:style-name="T42">return</text:span><text:span text:style-name="T67"> </text:span><text:span text:style-name="T28">$prix</text:span><text:span text:style-name="T67"> * (</text:span><text:span text:style-name="T53">20</text:span><text:span text:style-name="T67"> / </text:span><text:span text:style-name="T53">100</text:span><text:span text:style-name="T67">);</text:span></text:p>
      <text:p text:style-name="P12">}</text:p>
      <text:p text:style-name="P12">}</text:p>
      <text:p text:style-name="P122"/>
      <text:p text:style-name="P122">- <text:span text:style-name="T124">maintenant on peut uttiliser le service Calculator par tout dans le projet , exemple dans Le controller src/Controller/TestController,php ⇒</text:span></text:p>
      <text:p text:style-name="P107"><text:span text:style-name="T14">protected</text:span><text:span text:style-name="T67"> </text:span><text:span text:style-name="T28">$calculato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Calculator</text:span><text:span text:style-name="T67"> </text:span><text:span text:style-name="T28">$calculator</text:span><text:span text:style-name="T67">)</text:span></text:p>
      <text:p text:style-name="P12">{</text:p>
      <text:p text:style-name="P101"><text:span text:style-name="T14">$this</text:span><text:span text:style-name="T67">-&gt;</text:span><text:span text:style-name="T28">calculator</text:span><text:span text:style-name="T67"> = </text:span><text:span text:style-name="T28">$calculator</text:span><text:span text:style-name="T67">;</text:span></text:p>
      <text:p text:style-name="P12">}</text:p>
      <text:p text:style-name="P24">/**</text:p>
      <text:p text:style-name="P24">* @Route("/test", name="index")</text:p>
      <text:p text:style-name="P24">*/</text:p>
      <text:p text:style-name="P101"><text:span text:style-name="T14">public</text:span><text:span text:style-name="T67"> </text:span><text:span text:style-name="T14">function</text:span><text:span text:style-name="T67"> </text:span><text:span text:style-name="T5">index</text:span><text:span text:style-name="T67">()</text:span></text:p>
      <text:p text:style-name="P12">{</text:p>
      <text:p text:style-name="P101"><text:span text:style-name="T28">$tva</text:span><text:span text:style-name="T67"> = </text:span><text:span text:style-name="T14">$this</text:span><text:span text:style-name="T67">-&gt;</text:span><text:span text:style-name="T28">calculator</text:span><text:span text:style-name="T67">-&gt;</text:span><text:span text:style-name="T5">calcul</text:span><text:span text:style-name="T67">(</text:span><text:span text:style-name="T53">100</text:span><text:span text:style-name="T67">);</text:span></text:p>
      <text:p text:style-name="P101"><text:span text:style-name="T5">dump</text:span><text:span text:style-name="T67">(</text:span><text:span text:style-name="T28">$tva</text:span><text:span text:style-name="T67">);</text:span></text:p>
      <text:p text:style-name="P101"><text:span text:style-name="T5">dd</text:span><text:span text:style-name="T67">(</text:span><text:span text:style-name="T38">"ça fonctionne"</text:span><text:span text:style-name="T67">);</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79">src</text:span><text:span text:style-name="T82">/Taxes/Calculator,php , ajouter ce code pour le $tva⇒</text:span></text:p>
      <text:p text:style-name="P109"><text:span text:style-name="T15">protected</text:span><text:span text:style-name="T68"> </text:span><text:span text:style-name="T29">$tva</text:span><text:span text:style-name="T68">;</text:span></text:p>
      <text:p text:style-name="P29"><text:soft-page-break/></text:p>
      <text:p text:style-name="P101"><text:span text:style-name="T14">public</text:span><text:span text:style-name="T67"> </text:span><text:span text:style-name="T14">function</text:span><text:span text:style-name="T67"> </text:span><text:span text:style-name="T5">__construct</text:span><text:span text:style-name="T67">(</text:span><text:span text:style-name="T43">LoggerInterface</text:span><text:span text:style-name="T67"> </text:span><text:span text:style-name="T28">$logger</text:span><text:span text:style-name="T67">, </text:span><text:span text:style-name="T14">float</text:span><text:span text:style-name="T67"> </text:span><text:span text:style-name="T28">$tva</text:span><text:span text:style-name="T67">)</text:span></text:p>
      <text:p text:style-name="P12">{</text:p>
      <text:p text:style-name="P101"><text:span text:style-name="T14">$this</text:span><text:span text:style-name="T67">-&gt;</text:span><text:span text:style-name="T28">logger</text:span><text:span text:style-name="T67"> = </text:span><text:span text:style-name="T28">$logger</text:span><text:span text:style-name="T67">;</text:span></text:p>
      <text:p text:style-name="P101"><text:span text:style-name="T14">$this</text:span><text:span text:style-name="T67">-&gt;</text:span><text:span text:style-name="T28">tva</text:span><text:span text:style-name="T67"> = </text:span><text:span text:style-name="T28">$tva</text:span><text:span text:style-name="T67">;</text:span></text:p>
      <text:p text:style-name="P12">}</text:p>
      <text:p text:style-name="P126"><text:s/>mais pour que ça fonctionne il faut ajouter ce code dans le fichier config/services,yaml ⇒</text:p>
      <text:p text:style-name="P109"><text:span text:style-name="T15">App\Taxes\Calculator</text:span><text:span text:style-name="T82">:</text:span></text:p>
      <text:p text:style-name="P101"><text:span text:style-name="T14">arguments</text:span>:</text:p>
      <text:p text:style-name="P101"><text:span text:style-name="T14">$tva</text:span>: <text:span text:style-name="T53">20</text:span></text:p>
      <text:p text:style-name="P126"/>
      <text:p text:style-name="P126"/>
      <text:p text:style-name="P126"/>
      <text:p text:style-name="P126"/>
      <text:p text:style-name="P84">Utilisez des bibliothèques tierces avec le Container</text:p>
      <text:p text:style-name="P127">- <text:span text:style-name="T126">installer slugify,</text:span> <text:span text:style-name="T125">taper sur le terminal ⇒</text:span></text:p>
      <text:p text:style-name="P128">composer require cocur/slugify</text:p>
      <text:p text:style-name="P128"/>
      <text:p text:style-name="P128">- <text:span text:style-name="T126">utiliser slugify en ajoutant ce code dans le fichier HelloController,php ⇒</text:span></text:p>
      <text:p text:style-name="P110"><text:span text:style-name="T14">public</text:span><text:span text:style-name="T67"> </text:span><text:span text:style-name="T14">function</text:span><text:span text:style-name="T67"> </text:span><text:span text:style-name="T5">hello</text:span><text:span text:style-name="T67">(</text:span><text:span text:style-name="T28">$name</text:span><text:span text:style-name="T67">, </text:span><text:span text:style-name="T43">LoggerInterface</text:span><text:span text:style-name="T67"> </text:span><text:span text:style-name="T28">$logger</text:span><text:span text:style-name="T67">,</text:span><text:span text:style-name="T43">Calculator</text:span><text:span text:style-name="T67"> </text:span><text:span text:style-name="T28">$calculator</text:span><text:span text:style-name="T67">, </text:span><text:span text:style-name="T43">Slugify</text:span><text:span text:style-name="T67"> </text:span><text:span text:style-name="T28">$slug</text:span><text:span text:style-name="T67">){</text:span></text:p>
      <text:p text:style-name="P101"><text:span text:style-name="T5">dump</text:span><text:span text:style-name="T67">(</text:span><text:span text:style-name="T28">$slug</text:span><text:span text:style-name="T67">-&gt;</text:span><text:span text:style-name="T5">slugify</text:span><text:span text:style-name="T67">(</text:span><text:span text:style-name="T38">"Hello world"</text:span><text:span text:style-name="T67">));</text:span></text:p>
      <text:p text:style-name="P110"/>
      <text:p text:style-name="P128"/>
      <text:p text:style-name="P128"/>
      <text:p text:style-name="P85">La différence entre une bibliothèque et un Bundle Symfony</text:p>
      <text:p text:style-name="P48">- <text:span text:style-name="T127">installer twig ⇒</text:span></text:p>
      <text:p text:style-name="P48">composer require twig</text:p>
      <text:p text:style-name="P38"><text:span text:style-name="T93">- </text:span><text:span text:style-name="T94">on peut utiliser l’utilisation de twig avec code dans le fichier HelloController,php ⇒<text:line-break/></text:span><text:span text:style-name="T21">public</text:span><text:span text:style-name="T74"> </text:span><text:span text:style-name="T21">function</text:span><text:span text:style-name="T74"> </text:span><text:span text:style-name="T11">hello</text:span><text:span text:style-name="T74">(</text:span><text:span text:style-name="T35">$name</text:span><text:span text:style-name="T74">, </text:span><text:span text:style-name="T49">LoggerInterface</text:span><text:span text:style-name="T74"> </text:span><text:span text:style-name="T35">$logger</text:span><text:span text:style-name="T74">,</text:span><text:span text:style-name="T49">Calculator</text:span><text:span text:style-name="T74"> </text:span><text:span text:style-name="T35">$calculator</text:span><text:span text:style-name="T74">, </text:span><text:span text:style-name="T49">Slugify</text:span><text:span text:style-name="T74"> </text:span><text:span text:style-name="T35">$slug</text:span><text:span text:style-name="T74">,</text:span></text:p>
      <text:p text:style-name="P101"><text:span text:style-name="T43">Environment</text:span><text:span text:style-name="T67"> </text:span><text:span text:style-name="T28">$twig</text:span></text:p>
      <text:p text:style-name="P12">){</text:p>
      <text:p text:style-name="P101"><text:span text:style-name="T5">dump</text:span><text:span text:style-name="T67">(</text:span><text:span text:style-name="T28">$twig</text:span><text:span text:style-name="T67">);</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28">créer un class src/Taxes/Detector,php ⇒</text:span></text:p>
      <text:p text:style-name="P21">&lt;?php</text:p>
      <text:p text:style-name="P29"/>
      <text:p text:style-name="P101"><text:span text:style-name="T14">namespace</text:span><text:span text:style-name="T67"> </text:span><text:span text:style-name="T43">App\Taxes</text:span><text:span text:style-name="T67">;</text:span></text:p>
      <text:p text:style-name="P29"/>
      <text:p text:style-name="P101"><text:soft-page-break/><text:span text:style-name="T14">class</text:span><text:span text:style-name="T67"> </text:span><text:span text:style-name="T43">Detector</text:span><text:span text:style-name="T67"> </text:span></text:p>
      <text:p text:style-name="P12">{</text:p>
      <text:p text:style-name="P29"/>
      <text:p text:style-name="P101"><text:span text:style-name="T14">public</text:span><text:span text:style-name="T67"> </text:span><text:span text:style-name="T14">function</text:span><text:span text:style-name="T67"> </text:span><text:span text:style-name="T5">detect</text:span><text:span text:style-name="T67">(</text:span><text:span text:style-name="T14">int</text:span><text:span text:style-name="T67"> </text:span><text:span text:style-name="T28">$amount</text:span><text:span text:style-name="T67">){</text:span></text:p>
      <text:p text:style-name="P101"><text:span text:style-name="T42">if</text:span><text:span text:style-name="T67">(</text:span><text:span text:style-name="T28">$amount</text:span><text:span text:style-name="T67">&gt;</text:span><text:span text:style-name="T53">100</text:span><text:span text:style-name="T67">){</text:span></text:p>
      <text:p text:style-name="P101"><text:span text:style-name="T42">return</text:span><text:span text:style-name="T67"> </text:span><text:span text:style-name="T14">true</text:span><text:span text:style-name="T67">;</text:span></text:p>
      <text:p text:style-name="P101"><text:span text:style-name="T67">} </text:span><text:span text:style-name="T42">else</text:span><text:span text:style-name="T67"> {</text:span></text:p>
      <text:p text:style-name="P101"><text:span text:style-name="T42">return</text:span><text:span text:style-name="T67"> </text:span><text:span text:style-name="T14">false</text:span><text:span text:style-name="T67">;</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95">- </text:span><text:span text:style-name="T96">ajouter ce code dans le fichier src/Taxes/Dector.php ⇒<text:line-break/></text:span><text:span text:style-name="T21">protected</text:span><text:span text:style-name="T74"> </text:span><text:span text:style-name="T35">$seuil</text:span><text:span text:style-name="T74">;</text:span></text:p>
      <text:p text:style-name="P29"/>
      <text:p text:style-name="P101"><text:span text:style-name="T14">public</text:span><text:span text:style-name="T67"> </text:span><text:span text:style-name="T14">function</text:span><text:span text:style-name="T67"> </text:span><text:span text:style-name="T5">__construct</text:span><text:span text:style-name="T67">(</text:span><text:span text:style-name="T14">float</text:span><text:span text:style-name="T67"> </text:span><text:span text:style-name="T28">$seuil</text:span><text:span text:style-name="T67">){</text:span></text:p>
      <text:p text:style-name="P101"><text:span text:style-name="T14">$this</text:span><text:span text:style-name="T67">-&gt;</text:span><text:span text:style-name="T28">seuil</text:span><text:span text:style-name="T67"> = </text:span><text:span text:style-name="T28">$seuil</text:span><text:span text:style-name="T67">;</text:span></text:p>
      <text:p text:style-name="P12">}</text:p>
      <text:p text:style-name="P50"/>
      <text:p text:style-name="P50">- <text:span text:style-name="T129">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53">100</text:span></text:p>
      <text:p text:style-name="P50"/>
      <text:p text:style-name="P50"/>
      <text:p text:style-name="P50"/>
      <text:p text:style-name="P50"/>
      <text:p text:style-name="P3"><text:span text:style-name="T91">6) </text:span>A la découverte de Twig ! (65 minutes)</text:p>
      <text:h text:style-name="P88" text:outline-level="1">📖 Introduction à Twig !</text:h>
      <text:h text:style-name="P88" text:outline-level="1">Notre premier template Twig</text:h>
      <text:p text:style-name="P54">- <text:span text:style-name="T130">modfier le fichier src/Controller/HelloController,php ⇒</text:span></text:p>
      <text:p text:style-name="P26">/**</text:p>
      <text:p text:style-name="P24">* @Route("/hello/{prenom?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span text:style-name="T38">'prenom'</text:span><text:span text:style-name="T67">=&gt;</text:span><text:span text:style-name="T28">$prenom</text:span><text:span text:style-name="T67">]);</text:span></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4"><text:soft-page-break/>- <text:span text:style-name="T130">créer le fichier src/templates/hello,html,twig , avec ce contenu ⇒</text:span></text:p>
      <text:p text:style-name="P54"/>
      <text:p text:style-name="P111"><text:span text:style-name="T131">&lt;!</text:span>DOCTYPE html<text:span text:style-name="T131">&gt;</text:span></text:p>
      <text:p text:style-name="P101"><text:span text:style-name="T131">&lt;</text:span><text:span text:style-name="T14">html</text:span> <text:span text:style-name="T28">lang</text:span>=<text:span text:style-name="T38">"en"</text:span><text:span text:style-name="T131">&gt;</text:span></text:p>
      <text:p text:style-name="P101"><text:span text:style-name="T131">&lt;</text:span><text:span text:style-name="T14">head</text:span><text:span text:style-name="T131">&gt;</text:span></text:p>
      <text:p text:style-name="P101"><text:span text:style-name="T131">&lt;</text:span><text:span text:style-name="T14">meta</text:span> <text:span text:style-name="T28">charset</text:span>=<text:span text:style-name="T38">"UTF-8"</text:span><text:span text:style-name="T131">&gt;</text:span></text:p>
      <text:p text:style-name="P101"><text:span text:style-name="T131">&lt;</text:span><text:span text:style-name="T14">meta</text:span> <text:span text:style-name="T28">name</text:span>=<text:span text:style-name="T38">"viewport"</text:span> <text:span text:style-name="T28">content</text:span>=<text:span text:style-name="T38">"width=device-width, initial-scale=1.0"</text:span><text:span text:style-name="T131">&gt;</text:span></text:p>
      <text:p text:style-name="P101"><text:span text:style-name="T131">&lt;</text:span><text:span text:style-name="T14">title</text:span><text:span text:style-name="T131">&gt;</text:span>Salut !<text:span text:style-name="T131">&lt;/</text:span><text:span text:style-name="T14">title</text:span><text:span text:style-name="T131">&gt;</text:span></text:p>
      <text:p text:style-name="P101"><text:span text:style-name="T131">&lt;/</text:span><text:span text:style-name="T14">head</text:span><text:span text:style-name="T131">&gt;</text:span></text:p>
      <text:p text:style-name="P101"><text:span text:style-name="T131">&lt;</text:span><text:span text:style-name="T14">body</text:span><text:span text:style-name="T131">&gt;</text:span></text:p>
      <text:p text:style-name="P101"><text:span text:style-name="T131">&lt;</text:span><text:span text:style-name="T14">h1</text:span><text:span text:style-name="T131">&gt;</text:span>Hello {{ <text:span text:style-name="T28">prenom</text:span> }} !<text:span text:style-name="T131">&lt;/</text:span><text:span text:style-name="T14">h1</text:span><text:span text:style-name="T131">&gt;</text:span></text:p>
      <text:p text:style-name="P101"><text:span text:style-name="T131">&lt;/</text:span><text:span text:style-name="T14">body</text:span><text:span text:style-name="T131">&gt;</text:span></text:p>
      <text:p text:style-name="P101"><text:span text:style-name="T131">&lt;/</text:span><text:span text:style-name="T14">html</text:span><text:span text:style-name="T131">&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age'</text:span><text:span text:style-name="T67"> =&gt; </text:span><text:span text:style-name="T53">12</text:span><text:span text:style-name="T67">,</text:span></text:p>
      <text:p text:style-name="P101"><text:span text:style-name="T38">'prenoms'</text:span><text:span text:style-name="T67"> =&gt; [</text:span></text:p>
      <text:p text:style-name="P101"><text:span text:style-name="T38">'Lior'</text:span><text:span text:style-name="T67">,</text:span></text:p>
      <text:p text:style-name="P101"><text:span text:style-name="T38">'Magali'</text:span><text:span text:style-name="T67">,</text:span></text:p>
      <text:p text:style-name="P129">'Elise'</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1"/>
      <text:p text:style-name="P51">- <text:span text:style-name="T133">dans le fichier templates/hello.html.twig , ajouter ce code ⇒</text:span></text:p>
      <text:p text:style-name="P112">{% <text:span text:style-name="T42">if</text:span> <text:span text:style-name="T28">age</text:span> <text:span text:style-name="T67">&gt;=</text:span> <text:span text:style-name="T53">18</text:span> %}</text:p>
      <text:p text:style-name="P101">Vous êtes un adulte</text:p>
      <text:p text:style-name="P101">{% <text:span text:style-name="T42">else</text:span> %}</text:p>
      <text:p text:style-name="P101">Vous êtes un enfant</text:p>
      <text:p text:style-name="P101">{% <text:span text:style-name="T42">endif</text:span> %}</text:p>
      <text:p text:style-name="P29"/>
      <text:p text:style-name="P101"><text:span text:style-name="T131">&lt;</text:span><text:span text:style-name="T14">ul</text:span><text:span text:style-name="T131">&gt;</text:span></text:p>
      <text:p text:style-name="P101">{% <text:span text:style-name="T42">for</text:span> <text:span text:style-name="T28">personne</text:span> <text:span text:style-name="T67">in</text:span> <text:span text:style-name="T28">prenoms</text:span> %}</text:p>
      <text:p text:style-name="P101"><text:span text:style-name="T131">&lt;</text:span><text:span text:style-name="T14">li</text:span><text:span text:style-name="T131">&gt;</text:span>{{ <text:span text:style-name="T28">personne</text:span> | <text:span text:style-name="T28">upper</text:span> }}<text:span text:style-name="T131">&lt;/</text:span><text:span text:style-name="T14">li</text:span><text:span text:style-name="T131">&gt;</text:span></text:p>
      <text:p text:style-name="P101">{% <text:span text:style-name="T42">endfor</text:span> %}</text:p>
      <text:p text:style-name="P101"><text:span text:style-name="T131">&lt;/</text:span><text:span text:style-name="T14">ul</text:span><text:span text:style-name="T131">&gt;</text:span></text:p>
      <text:p text:style-name="P29"/>
      <text:p text:style-name="P101"><text:span text:style-name="T131">&lt;</text:span><text:span text:style-name="T14">ul</text:span><text:span text:style-name="T131">&gt;</text:span></text:p>
      <text:p text:style-name="P101"><text:soft-page-break/>{% <text:span text:style-name="T42">for</text:span> <text:span text:style-name="T28">i</text:span> <text:span text:style-name="T67">in</text:span> <text:span text:style-name="T53">1</text:span><text:span text:style-name="T67">..</text:span><text:span text:style-name="T53">10</text:span> %}</text:p>
      <text:p text:style-name="P101"><text:span text:style-name="T131">&lt;</text:span><text:span text:style-name="T14">li</text:span><text:span text:style-name="T131">&gt;</text:span>Numéro {{ <text:span text:style-name="T28">i</text:span> }}<text:span text:style-name="T131">&lt;/</text:span><text:span text:style-name="T14">li</text:span><text:span text:style-name="T131">&gt;</text:span></text:p>
      <text:p text:style-name="P101">{% <text:span text:style-name="T42">endfor</text:span> %}</text:p>
      <text:p text:style-name="P101"><text:span text:style-name="T131">&lt;/</text:span><text:span text:style-name="T14">ul</text:span><text:span text:style-name="T131">&gt;</text:span></text:p>
      <text:p text:style-name="P51"/>
      <text:p text:style-name="P51"/>
      <text:h text:style-name="P89" text:outline-level="1">Exercice #01 : Boucle for et if</text:h>
      <text:p text:style-name="P51">-<text:span text:style-name="T134">ajouter ce code dans le fichier src/Controller/HelloController,php ⇒</text:span></text:p>
      <text:p text:style-name="P112"><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ages'</text:span><text:span text:style-name="T67"> =&gt; [</text:span></text:p>
      <text:p text:style-name="P101"><text:span text:style-name="T53">12</text:span><text:span text:style-name="T67">,</text:span></text:p>
      <text:p text:style-name="P101"><text:span text:style-name="T53">18</text:span><text:span text:style-name="T67">,</text:span></text:p>
      <text:p text:style-name="P101"><text:span text:style-name="T53">29</text:span><text:span text:style-name="T67">,</text:span></text:p>
      <text:p text:style-name="P130">15</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p>
      <text:p text:style-name="P51">- <text:span text:style-name="T134">ajouter ce code dans le fichier templates/hello.html.twig ⇒</text:span></text:p>
      <text:p text:style-name="P112"><text:span text:style-name="T131">&lt;</text:span><text:span text:style-name="T14">ul</text:span><text:span text:style-name="T131">&gt;</text:span></text:p>
      <text:p text:style-name="P101">{% <text:span text:style-name="T42">for</text:span> <text:span text:style-name="T28">age</text:span> <text:span text:style-name="T67">in</text:span> <text:span text:style-name="T28">ages</text:span> %}</text:p>
      <text:p text:style-name="P101">{% <text:span text:style-name="T42">if</text:span> <text:span text:style-name="T28">age</text:span> <text:span text:style-name="T67">&gt;=</text:span> <text:span text:style-name="T53">18</text:span> %}</text:p>
      <text:p text:style-name="P101"><text:span text:style-name="T131">&lt;</text:span><text:span text:style-name="T14">li</text:span><text:span text:style-name="T131">&gt;</text:span>Adulte<text:span text:style-name="T131">&lt;/</text:span><text:span text:style-name="T14">li</text:span><text:span text:style-name="T131">&gt;</text:span></text:p>
      <text:p text:style-name="P101">{% <text:span text:style-name="T42">else</text:span> %}</text:p>
      <text:p text:style-name="P101"><text:span text:style-name="T131">&lt;</text:span><text:span text:style-name="T14">li</text:span><text:span text:style-name="T131">&gt;</text:span>Enfant<text:span text:style-name="T131">&lt;/</text:span><text:span text:style-name="T14">li</text:span><text:span text:style-name="T131">&gt;</text:span></text:p>
      <text:p text:style-name="P101">{% <text:span text:style-name="T42">endif</text:span> %}</text:p>
      <text:p text:style-name="P101">{% <text:span text:style-name="T42">endfor</text:span> %}</text:p>
      <text:p text:style-name="P101"><text:span text:style-name="T131">&lt;/</text:span><text:span text:style-name="T14">ul</text:span><text:span text:style-name="T131">&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67"> </text:span><text:span text:style-name="T14">function</text:span><text:span text:style-name="T67"> </text:span><text:span text:style-name="T5">hello</text:span><text:span text:style-name="T67">(</text:span><text:span text:style-name="T28">$prenom</text:span><text:span text:style-name="T67">, </text:span><text:span text:style-name="T43">Environment</text:span><text:span text:style-name="T67"> </text:span><text:span text:style-name="T28">$twig</text:span><text:span text:style-name="T67">){</text:span></text:p>
      <text:p text:style-name="P101"><text:span text:style-name="T28">$html</text:span><text:span text:style-name="T67"> = </text:span><text:span text:style-name="T28">$twig</text:span><text:span text:style-name="T67">-&gt;</text:span><text:span text:style-name="T5">render</text:span><text:span text:style-name="T67">(</text:span><text:span text:style-name="T38">'hello.html.twig'</text:span><text:span text:style-name="T67">,</text:span></text:p>
      <text:p text:style-name="P101"><text:span text:style-name="T67">[ </text:span><text:span text:style-name="T38">'prenom'</text:span><text:span text:style-name="T67">=&gt;</text:span><text:span text:style-name="T28">$prenom</text:span><text:span text:style-name="T67">,</text:span></text:p>
      <text:p text:style-name="P101"><text:span text:style-name="T38">'formateur'</text:span><text:span text:style-name="T67"> =&gt; [</text:span></text:p>
      <text:p text:style-name="P101"><text:span text:style-name="T38">'prenom'</text:span><text:span text:style-name="T67"> =&gt; </text:span><text:span text:style-name="T38">'Lior'</text:span><text:span text:style-name="T67">,</text:span></text:p>
      <text:p text:style-name="P101"><text:span text:style-name="T38">'nom'</text:span><text:span text:style-name="T67"> =&gt; </text:span><text:span text:style-name="T38">'Chamla'</text:span><text:span text:style-name="T67">,</text:span></text:p>
      <text:p text:style-name="P101"><text:span text:style-name="T38">'age'</text:span><text:span text:style-name="T67"> =&gt; </text:span><text:span text:style-name="T53">33</text:span></text:p>
      <text:p text:style-name="P12">]</text:p>
      <text:p text:style-name="P12">]);</text:p>
      <text:p text:style-name="P101"><text:span text:style-name="T42">return</text:span><text:span text:style-name="T67"> </text:span><text:span text:style-name="T14">new</text:span><text:span text:style-name="T67"> </text:span><text:span text:style-name="T43">Response</text:span><text:span text:style-name="T67">(</text:span><text:span text:style-name="T28">$html</text:span><text:span text:style-name="T67">);</text:span></text:p>
      <text:p text:style-name="P12"><text:soft-page-break/>}</text:p>
      <text:p text:style-name="P52">- ajouter ce code dans le fichier templates/hello.html.twig ⇒</text:p>
      <text:p text:style-name="P113"><text:span text:style-name="T131">&lt;</text:span><text:span text:style-name="T14">p</text:span><text:span text:style-name="T131">&gt;</text:span>Mon formateur s'appelle {{ <text:span text:style-name="T28">formateur</text:span>.<text:span text:style-name="T28">prenom</text:span> }} {{ <text:span text:style-name="T28">formateur</text:span>.<text:span text:style-name="T28">nom</text:span>}} et il a {{<text:span text:style-name="T28">formateur</text:span>.<text:span text:style-name="T28">age</text:span>}} ans ! <text:span text:style-name="T131">&lt;/</text:span><text:span text:style-name="T14">p</text:span><text:span text:style-name="T131">&gt;</text:span></text:p>
      <text:p text:style-name="P52"/>
      <text:p text:style-name="P52"/>
      <text:p text:style-name="P52"/>
      <text:p text:style-name="P52"/>
      <text:p text:style-name="P52"/>
      <text:h text:style-name="P90" text:outline-level="1">Twig : Héritage de templates et système de blocks</text:h>
      <text:p text:style-name="P52">- <text:span text:style-name="T135">ajouter ce code dans le fichier templates/Hello.html.twig ⇒</text:span></text:p>
      <text:p text:style-name="P113">{% <text:span text:style-name="T42">extends</text:span> <text:span text:style-name="T38">"base.html.twig"</text:span> %}</text:p>
      <text:p text:style-name="P29"/>
      <text:p text:style-name="P101">{% <text:span text:style-name="T42">block</text:span> <text:span text:style-name="T28">body</text:span> %}</text:p>
      <text:p text:style-name="P101"><text:span text:style-name="T131">&lt;</text:span><text:span text:style-name="T14">h1</text:span><text:span text:style-name="T131">&gt;</text:span>Hello {{<text:span text:style-name="T28">prenom</text:span>}} ! <text:span text:style-name="T131">&lt;/</text:span><text:span text:style-name="T14">h1</text:span><text:span text:style-name="T131">&gt;</text:span></text:p>
      <text:p text:style-name="P101">{% <text:span text:style-name="T42">endblock</text:span> %}</text:p>
      <text:p text:style-name="P29"/>
      <text:p text:style-name="P101">{% <text:span text:style-name="T42">block</text:span> <text:span text:style-name="T28">title</text:span> %}</text:p>
      <text:p text:style-name="P101">Hello {{ <text:span text:style-name="T28">prenom</text:span> }}</text:p>
      <text:p text:style-name="P101">{% <text:span text:style-name="T42">endblock</text:span> %}</text:p>
      <text:p text:style-name="P52"/>
      <text:p text:style-name="P52"/>
      <text:p text:style-name="P52"/>
      <text:h text:style-name="P90" text:outline-level="1">Twig : Inclusions de templates</text:h>
      <text:p text:style-name="P52">- <text:span text:style-name="T136">ajouter ce code dans le fichier src/Controller/HelloController.php ⇒</text:span></text:p>
      <text:p text:style-name="P113"><text:span text:style-name="T38">'formateur2'</text:span><text:span text:style-name="T67"> =&gt; [</text:span></text:p>
      <text:p text:style-name="P101"><text:span text:style-name="T38">'nom'</text:span><text:span text:style-name="T67"> =&gt; </text:span><text:span text:style-name="T38">'Jérome'</text:span><text:span text:style-name="T67">,</text:span></text:p>
      <text:p text:style-name="P101"><text:span text:style-name="T38">'prenom'</text:span><text:span text:style-name="T67"> =&gt; </text:span><text:span text:style-name="T38">'Duponot'</text:span></text:p>
      <text:p text:style-name="P12">]</text:p>
      <text:p text:style-name="P52">- <text:span text:style-name="T136">ajouter ce code dans le fichier templates/hello.html.twig ⇒</text:span></text:p>
      <text:p text:style-name="P113">{% <text:span text:style-name="T42">include</text:span> <text:span text:style-name="T38">"_formateur.html.twig"</text:span> <text:span text:style-name="T42">with</text:span> {<text:span text:style-name="T38">"formateur"</text:span>: <text:span text:style-name="T28">formateur1</text:span>} %}</text:p>
      <text:p text:style-name="P101">{% <text:span text:style-name="T42">include</text:span> <text:span text:style-name="T38">"_formateur.html.twig"</text:span> <text:span text:style-name="T42">with</text:span> {<text:span text:style-name="T38">"formateur"</text:span>: <text:span text:style-name="T28">formateur2</text:span>} %}</text:p>
      <text:p text:style-name="P52"/>
      <text:p text:style-name="P52">- <text:span text:style-name="T136">n’oublier pas de créer le fichier templates/_formateur.html.twig , avec ce contenu ⇒</text:span></text:p>
      <text:p text:style-name="P113"><text:span text:style-name="T131">&lt;</text:span><text:span text:style-name="T14">p</text:span><text:span text:style-name="T131">&gt;</text:span></text:p>
      <text:p text:style-name="P101"><text:span text:style-name="T131">&lt;</text:span><text:span text:style-name="T14">strong</text:span><text:span text:style-name="T131">&gt;</text:span> {{ <text:span text:style-name="T28">formateur</text:span>.<text:span text:style-name="T28">prenom</text:span> }}<text:span text:style-name="T131">&lt;/</text:span><text:span text:style-name="T14">strong</text:span><text:span text:style-name="T131">&gt;</text:span></text:p>
      <text:p text:style-name="P101">{{ <text:span text:style-name="T28">formateur</text:span>.<text:span text:style-name="T28">nom</text:span> }}</text:p>
      <text:p text:style-name="P101"><text:span text:style-name="T131">&lt;/</text:span><text:span text:style-name="T14">p</text:span><text:span text:style-name="T131">&gt;</text:span></text:p>
      <text:p text:style-name="P52"/>
      <text:p text:style-name="P52"/>
      <text:p text:style-name="P52"/>
      <text:h text:style-name="P90" text:outline-level="1">Découverte de la classe AbstractController</text:h>
      <text:p text:style-name="P53">- <text:span text:style-name="T137">utilisation de la fonction render de la fichier AbstractController</text:span></text:p>
      <text:p text:style-name="P53">- <text:span text:style-name="T137">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67"> </text:span><text:span text:style-name="T14">function</text:span><text:span text:style-name="T67"> </text:span><text:span text:style-name="T5">example</text:span><text:span text:style-name="T67">()</text:span></text:p>
      <text:p text:style-name="P12">{</text:p>
      <text:p text:style-name="P101"><text:span text:style-name="T42">return</text:span><text:span text:style-name="T67"> </text:span><text:span text:style-name="T14">$this</text:span><text:span text:style-name="T67">-&gt;</text:span><text:span text:style-name="T5">render</text:span><text:span text:style-name="T67">(</text:span><text:span text:style-name="T38">'example.html.twig'</text:span><text:span text:style-name="T67">, [</text:span></text:p>
      <text:p text:style-name="P101"><text:span text:style-name="T38">'age'</text:span><text:span text:style-name="T67"> =&gt; </text:span><text:span text:style-name="T53">35</text:span></text:p>
      <text:p text:style-name="P12">]);</text:p>
      <text:p text:style-name="P12">}</text:p>
      <text:p text:style-name="P55">- créer le fichier example,html,twig avec ce code ⇒</text:p>
      <text:p text:style-name="P114">{% <text:span text:style-name="T42">extends</text:span> <text:span text:style-name="T38">"base.html.twig"</text:span> %}</text:p>
      <text:p text:style-name="P29"/>
      <text:p text:style-name="P101">{% <text:span text:style-name="T42">block</text:span> <text:span text:style-name="T28">body</text:span> %}</text:p>
      <text:p text:style-name="P101">Votre age est {{ <text:span text:style-name="T28">age</text:span> }}</text:p>
      <text:p text:style-name="P101">{% <text:span text:style-name="T42">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38">créer le fichier src/Controller/HomeController,php ⇒</text:span></text:p>
      <text:p text:style-name="P22">&lt;?php</text:p>
      <text:p text:style-name="P29"/>
      <text:p text:style-name="P101"><text:span text:style-name="T14">namespace</text:span><text:span text:style-name="T67"> </text:span><text:span text:style-name="T43">App\Controller</text:span><text:span text:style-name="T67">;</text:span></text:p>
      <text:p text:style-name="P29"/>
      <text:p text:style-name="P101"><text:span text:style-name="T14">use</text:span><text:span text:style-name="T67"> Symfony\Bundle\FrameworkBundle\Controller\</text:span><text:span text:style-name="T43">AbstractController</text:span><text:span text:style-name="T67">;</text:span></text:p>
      <text:p text:style-name="P101"><text:span text:style-name="T14">use</text:span><text:span text:style-name="T67"> Symfony\Component\Routing\Annotation\</text:span><text:span text:style-name="T43">Route</text:span><text:span text:style-name="T67">;</text:span></text:p>
      <text:p text:style-name="P29"/>
      <text:p text:style-name="P101"><text:span text:style-name="T14">class</text:span><text:span text:style-name="T67"> </text:span><text:span text:style-name="T43">HomeController</text:span><text:span text:style-name="T67"> </text:span><text:span text:style-name="T14">extends</text:span><text:span text:style-name="T67"> </text:span><text:span text:style-name="T43">AbstractController</text:span><text:span text:style-name="T67"> {</text:span></text:p>
      <text:p text:style-name="P29"/>
      <text:p text:style-name="P24">/**</text:p>
      <text:p text:style-name="P24">* @Route("/", name="homepage")</text:p>
      <text:p text:style-name="P24">*/</text:p>
      <text:p text:style-name="P101"><text:span text:style-name="T14">public</text:span><text:span text:style-name="T67"> </text:span><text:span text:style-name="T14">function</text:span><text:span text:style-name="T67"> </text:span><text:span text:style-name="T5">homepage</text:span><text:span text:style-name="T67">(){</text:span></text:p>
      <text:p text:style-name="P29"/>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12">}</text:p>
      <text:p text:style-name="P57">- <text:span text:style-name="T138">créer le fichier templates/home,html,twig avec ce contenu ⇒</text:span></text:p>
      <text:p text:style-name="P115">{% <text:span text:style-name="T42">extends</text:span> <text:span text:style-name="T38">"base.html.twig"</text:span> %}</text:p>
      <text:p text:style-name="P29"/>
      <text:p text:style-name="P101">{% <text:span text:style-name="T42">block</text:span> <text:span text:style-name="T28">body</text:span> %}</text:p>
      <text:p text:style-name="P101"><text:span text:style-name="T131">&lt;</text:span><text:span text:style-name="T14">div</text:span> <text:span text:style-name="T28">class</text:span>=<text:span text:style-name="T38">"container"</text:span><text:span text:style-name="T131">&gt;</text:span></text:p>
      <text:p text:style-name="P101"><text:span text:style-name="T131">&lt;</text:span><text:span text:style-name="T14">h1</text:span><text:span text:style-name="T131">&gt;</text:span>Nos produits phares<text:span text:style-name="T131">&lt;/</text:span><text:span text:style-name="T14">h1</text:span><text:span text:style-name="T131">&gt;</text:span></text:p>
      <text:p text:style-name="P101"><text:span text:style-name="T131">&lt;</text:span><text:span text:style-name="T14">div</text:span> <text:span text:style-name="T28">class</text:span>=<text:span text:style-name="T38">"row"</text:span><text:span text:style-name="T131">&gt;</text:span></text:p>
      <text:p text:style-name="P101">{% <text:span text:style-name="T42">for</text:span> <text:span text:style-name="T28">i</text:span> <text:span text:style-name="T67">in</text:span> <text:span text:style-name="T53">1</text:span><text:span text:style-name="T67">..</text:span><text:span text:style-name="T53">3</text:span> %}</text:p>
      <text:p text:style-name="P101"><text:span text:style-name="T131">&lt;</text:span><text:span text:style-name="T14">div</text:span> <text:span text:style-name="T28">class</text:span>=<text:span text:style-name="T38">"col"</text:span><text:span text:style-name="T131">&gt;</text:span></text:p>
      <text:p text:style-name="P101"><text:soft-page-break/><text:span text:style-name="T131">&lt;</text:span><text:span text:style-name="T14">div</text:span> <text:span text:style-name="T28">class</text:span>=<text:span text:style-name="T38">"card"</text:span><text:span text:style-name="T131">&gt;</text:span></text:p>
      <text:p text:style-name="P101"><text:span text:style-name="T131">&lt;</text:span><text:span text:style-name="T14">img</text:span> <text:span text:style-name="T28">src</text:span>=<text:span text:style-name="T38">"https://picsum.photos/400/400"</text:span> <text:span text:style-name="T28">class</text:span>=<text:span text:style-name="T38">"img-fluid"</text:span> <text:span text:style-name="T28">alt</text:span>=<text:span text:style-name="T38">"Image du produit"</text:span> <text:span text:style-name="T131">&gt;</text:span></text:p>
      <text:p text:style-name="P101"><text:span text:style-name="T131">&lt;</text:span><text:span text:style-name="T14">div</text:span> <text:span text:style-name="T28">class</text:span>=<text:span text:style-name="T38">"card-body"</text:span><text:span text:style-name="T131">&gt;</text:span></text:p>
      <text:p text:style-name="P101"><text:span text:style-name="T131">&lt;</text:span><text:span text:style-name="T14">h4</text:span> <text:span text:style-name="T28">class</text:span>=<text:span text:style-name="T38">"card-title"</text:span><text:span text:style-name="T131">&gt;</text:span>Superbe Chaise en Bois<text:span text:style-name="T131">&lt;/</text:span><text:span text:style-name="T14">h4</text:span><text:span text:style-name="T131">&gt;</text:span></text:p>
      <text:p text:style-name="P101"><text:span text:style-name="T131">&lt;</text:span><text:span text:style-name="T14">p</text:span> <text:span text:style-name="T28">class</text:span>=<text:span text:style-name="T38">"card-text"</text:span><text:span text:style-name="T131">&gt;</text:span>Lorem ipsum, dolor sit amet consectetur adipisicing elit. Blanditiis, sapiente tenetur consequatur quia, repellendus excepturi repudiandae laboriosam ab quidem, incidunt totam ipsum voluptas doloremque. Ex id sed distinctio exercitationem dolores!<text:span text:style-name="T131">&lt;/</text:span><text:span text:style-name="T14">p</text:span><text:span text:style-name="T131">&gt;</text:span></text:p>
      <text:p text:style-name="P101"><text:span text:style-name="T131">&lt;</text:span><text:span text:style-name="T14">a</text:span> <text:span text:style-name="T28">href</text:span>=<text:span text:style-name="T38">"#"</text:span> <text:span text:style-name="T28">class</text:span>=<text:span text:style-name="T38">"btn btn-primary btn-sm"</text:span><text:span text:style-name="T131">&gt;</text:span>Détails<text:span text:style-name="T131">&lt;/</text:span><text:span text:style-name="T14">a</text:span><text:span text:style-name="T131">&gt;</text:span></text:p>
      <text:p text:style-name="P101"><text:span text:style-name="T131">&lt;</text:span><text:span text:style-name="T14">a</text:span> <text:span text:style-name="T28">href</text:span>=<text:span text:style-name="T38">"#"</text:span> <text:span text:style-name="T28">class</text:span>=<text:span text:style-name="T38">"btn btn-success btn-sm"</text:span><text:span text:style-name="T131">&gt;</text:span>Ajouter<text:span text:style-name="T131">&lt;/</text:span><text:span text:style-name="T14">a</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 <text:span text:style-name="T42">endfor</text:span> %}</text:p>
      <text:p text:style-name="P101"><text:span text:style-name="T131">&lt;/</text:span><text:span text:style-name="T14">div</text:span><text:span text:style-name="T131">&gt;</text:span></text:p>
      <text:p text:style-name="P101"><text:span text:style-name="T131">&lt;</text:span><text:span text:style-name="T14">hr</text:span><text:span text:style-name="T131">&gt;</text:span></text:p>
      <text:p text:style-name="P29"/>
      <text:p text:style-name="P101"><text:span text:style-name="T131">&lt;</text:span><text:span text:style-name="T14">h2</text:span><text:span text:style-name="T131">&gt;</text:span>Un service irreporchable<text:span text:style-name="T131">&lt;/</text:span><text:span text:style-name="T14">h2</text:span><text:span text:style-name="T131">&gt;</text:span></text:p>
      <text:p text:style-name="P101"><text:span text:style-name="T131">&lt;</text:span><text:span text:style-name="T14">p</text:span><text:span text:style-name="T131">&gt;</text:span>Lorem ipsum dolor sit amet consectetur, adipisicing elit. Voluptates suscipit est necessitatibus doloribus tempore id.<text:span text:style-name="T131">&lt;/</text:span><text:span text:style-name="T14">p</text:span><text:span text:style-name="T131">&gt;</text:span></text:p>
      <text:p text:style-name="P29"/>
      <text:p text:style-name="P101"><text:span text:style-name="T131">&lt;</text:span><text:span text:style-name="T14">div</text:span> <text:span text:style-name="T28">class</text:span>=<text:span text:style-name="T38">"row"</text:span><text:span text:style-name="T131">&gt;</text:span></text:p>
      <text:p text:style-name="P101">{% <text:span text:style-name="T42">include</text:span> <text:span text:style-name="T38">"shared/_assurance.html.twig"</text:span> <text:span text:style-name="T42">with</text:span> {</text:p>
      <text:p text:style-name="P101"><text:span text:style-name="T38">'color'</text:span>: <text:span text:style-name="T38">'primary'</text:span>,</text:p>
      <text:p text:style-name="P101"><text:span text:style-name="T38">'icone'</text:span>: <text:span text:style-name="T38">'fas fa-tru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 <text:span text:style-name="T42">include</text:span> <text:span text:style-name="T38">"shared/_assurance.html.twig"</text:span> <text:span text:style-name="T42">with</text:span> {</text:p>
      <text:p text:style-name="P101"><text:span text:style-name="T38">'color'</text:span>: <text:span text:style-name="T38">'success'</text:span>,</text:p>
      <text:p text:style-name="P101"><text:span text:style-name="T38">'icone'</text:span>: <text:span text:style-name="T38">'fas fa-che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 <text:span text:style-name="T42">include</text:span> <text:span text:style-name="T38">"shared/_assurance.html.twig"</text:span> <text:span text:style-name="T42">with</text:span> {</text:p>
      <text:p text:style-name="P101"><text:span text:style-name="T38">'color'</text:span>: <text:span text:style-name="T38">'warning'</text:span>,</text:p>
      <text:p text:style-name="P101"><text:span text:style-name="T38">'icone'</text:span>: <text:span text:style-name="T38">'fas fa-lock'</text:span>,</text:p>
      <text:p text:style-name="P101"><text:span text:style-name="T38">'text'</text:span>: <text:span text:style-name="T38">"Lorem ipsum dolor sit amet consectetur adipisicing elit. Ad voluptatem eius enim nostrum quas tempore?"</text:span></text:p>
      <text:p text:style-name="P101">}</text:p>
      <text:p text:style-name="P101">%}</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 <text:span text:style-name="T42">endblock</text:span> %}</text:p>
      <text:p text:style-name="P29"/>
      <text:p text:style-name="P101">{% <text:span text:style-name="T42">block</text:span> <text:span text:style-name="T28">title</text:span> %}</text:p>
      <text:p text:style-name="P101">Accueil</text:p>
      <text:p text:style-name="P101">{% <text:span text:style-name="T42">endblock</text:span> %}</text:p>
      <text:p text:style-name="P57"/>
      <text:p text:style-name="P57"><text:soft-page-break/>- <text:span text:style-name="T138">créer le fichier src/shared/_assurance,html,twig avec ce contenu ⇒</text:span></text:p>
      <text:p text:style-name="P115"><text:span text:style-name="T131">&lt;</text:span><text:span text:style-name="T14">div</text:span> <text:span text:style-name="T28">class</text:span>=<text:span text:style-name="T38">"col"</text:span><text:span text:style-name="T131">&gt;</text:span></text:p>
      <text:p text:style-name="P101"><text:span text:style-name="T131">&lt;</text:span><text:span text:style-name="T14">div</text:span> <text:span text:style-name="T28">class</text:span>=<text:span text:style-name="T38">"card bg-{{</text:span><text:span text:style-name="T28">color</text:span><text:span text:style-name="T38"> }} text-white text-center"</text:span><text:span text:style-name="T131">&gt;</text:span></text:p>
      <text:p text:style-name="P101"><text:span text:style-name="T131">&lt;</text:span><text:span text:style-name="T14">div</text:span> <text:span text:style-name="T28">class</text:span>=<text:span text:style-name="T38">"card-body"</text:span><text:span text:style-name="T131">&gt;</text:span></text:p>
      <text:p text:style-name="P101"><text:span text:style-name="T131">&lt;</text:span><text:span text:style-name="T14">i</text:span> <text:span text:style-name="T28">class</text:span>=<text:span text:style-name="T38">"{{</text:span><text:span text:style-name="T28">icone</text:span><text:span text:style-name="T38">}} fa-2x mb-3"</text:span><text:span text:style-name="T131">&gt;&lt;/</text:span><text:span text:style-name="T14">i</text:span><text:span text:style-name="T131">&gt;</text:span></text:p>
      <text:p text:style-name="P101"><text:span text:style-name="T131">&lt;</text:span><text:span text:style-name="T14">p</text:span> <text:span text:style-name="T28">class</text:span>=<text:span text:style-name="T38">"card-text"</text:span><text:span text:style-name="T131">&gt;</text:span>{{ <text:span text:style-name="T28">text</text:span> }}<text:span text:style-name="T131">&lt;/</text:span><text:span text:style-name="T14">p</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57"/>
      <text:p text:style-name="P57"/>
      <text:h text:style-name="P93" text:outline-level="1">Twig : créons une barre de navigation</text:h>
      <text:p text:style-name="P57">-<text:span text:style-name="T139">créer le fichier templates/shared/_navbar.html,twig avec ce contenu ⇒</text:span></text:p>
      <text:p text:style-name="P115"><text:span text:style-name="T131">&lt;</text:span><text:span text:style-name="T14">nav</text:span> <text:span text:style-name="T28">class</text:span>=<text:span text:style-name="T38">"navbar navbar-expand-lg bg-body-tertiary"</text:span><text:span text:style-name="T131">&gt;</text:span></text:p>
      <text:p text:style-name="P101"><text:span text:style-name="T131">&lt;</text:span><text:span text:style-name="T14">div</text:span> <text:span text:style-name="T28">class</text:span>=<text:span text:style-name="T38">"container-fluid"</text:span><text:span text:style-name="T131">&gt;</text:span></text:p>
      <text:p text:style-name="P101"><text:span text:style-name="T131">&lt;</text:span><text:span text:style-name="T14">a</text:span> <text:span text:style-name="T28">class</text:span>=<text:span text:style-name="T38">"navbar-brand"</text:span> <text:span text:style-name="T28">href</text:span>=<text:span text:style-name="T38">"#"</text:span><text:span text:style-name="T131">&gt;</text:span>Navbar<text:span text:style-name="T131">&lt;/</text:span><text:span text:style-name="T14">a</text:span><text:span text:style-name="T131">&gt;</text:span></text:p>
      <text:p text:style-name="P101"><text:span text:style-name="T131">&lt;</text:span><text:span text:style-name="T14">button</text:span> <text:span text:style-name="T28">class</text:span>=<text:span text:style-name="T38">"navbar-toggler"</text:span> <text:span text:style-name="T28">type</text:span>=<text:span text:style-name="T38">"button"</text:span> <text:span text:style-name="T28">data-bs-toggle</text:span>=<text:span text:style-name="T38">"collapse"</text:span> <text:span text:style-name="T28">data-bs-target</text:span>=<text:span text:style-name="T38">"#navbarColor04"</text:span> <text:span text:style-name="T28">aria-controls</text:span>=<text:span text:style-name="T38">"navbarColor04"</text:span> <text:span text:style-name="T28">aria-expanded</text:span>=<text:span text:style-name="T38">"false"</text:span> <text:span text:style-name="T28">aria-label</text:span>=<text:span text:style-name="T38">"Toggle navigation"</text:span><text:span text:style-name="T131">&gt;</text:span></text:p>
      <text:p text:style-name="P101"><text:span text:style-name="T131">&lt;</text:span><text:span text:style-name="T14">span</text:span> <text:span text:style-name="T28">class</text:span>=<text:span text:style-name="T38">"navbar-toggler-icon"</text:span><text:span text:style-name="T131">&gt;&lt;/</text:span><text:span text:style-name="T14">span</text:span><text:span text:style-name="T131">&gt;</text:span></text:p>
      <text:p text:style-name="P101"><text:span text:style-name="T131">&lt;/</text:span><text:span text:style-name="T14">button</text:span><text:span text:style-name="T131">&gt;</text:span></text:p>
      <text:p text:style-name="P101"><text:span text:style-name="T131">&lt;</text:span><text:span text:style-name="T14">div</text:span> <text:span text:style-name="T28">class</text:span>=<text:span text:style-name="T38">"collapse navbar-collapse"</text:span> <text:span text:style-name="T28">id</text:span>=<text:span text:style-name="T38">"navbarColor04"</text:span><text:span text:style-name="T131">&gt;</text:span></text:p>
      <text:p text:style-name="P101"><text:span text:style-name="T131">&lt;</text:span><text:span text:style-name="T14">ul</text:span> <text:span text:style-name="T28">class</text:span>=<text:span text:style-name="T38">"navbar-nav me-auto"</text:span><text:span text:style-name="T131">&gt;</text:span></text:p>
      <text:p text:style-name="P101"><text:span text:style-name="T131">&lt;</text:span><text:span text:style-name="T14">li</text:span> <text:span text:style-name="T28">class</text:span>=<text:span text:style-name="T38">"nav-item"</text:span><text:span text:style-name="T131">&gt;</text:span></text:p>
      <text:p text:style-name="P101"><text:span text:style-name="T131">&lt;</text:span><text:span text:style-name="T14">a</text:span> <text:span text:style-name="T28">class</text:span>=<text:span text:style-name="T38">"nav-link active"</text:span> <text:span text:style-name="T28">href</text:span>=<text:span text:style-name="T38">"#"</text:span><text:span text:style-name="T131">&gt;</text:span>Home</text:p>
      <text:p text:style-name="P101"><text:span text:style-name="T131">&lt;</text:span><text:span text:style-name="T14">span</text:span> <text:span text:style-name="T28">class</text:span>=<text:span text:style-name="T38">"visually-hidden"</text:span><text:span text:style-name="T131">&gt;</text:span>(current)<text:span text:style-name="T131">&lt;/</text:span><text:span text:style-name="T14">span</text:span><text:span text:style-name="T131">&gt;</text:span></text:p>
      <text:p text:style-name="P101"><text:span text:style-name="T131">&lt;/</text:span><text:span text:style-name="T14">a</text:span><text:span text:style-name="T131">&gt;</text:span></text:p>
      <text:p text:style-name="P101"><text:span text:style-name="T131">&lt;/</text:span><text:span text:style-name="T14">li</text:span><text:span text:style-name="T131">&gt;</text:span></text:p>
      <text:p text:style-name="P101"><text:span text:style-name="T131">&lt;</text:span><text:span text:style-name="T14">li</text:span> <text:span text:style-name="T28">class</text:span>=<text:span text:style-name="T38">"nav-item"</text:span><text:span text:style-name="T131">&gt;</text:span></text:p>
      <text:p text:style-name="P101"><text:span text:style-name="T131">&lt;</text:span><text:span text:style-name="T14">a</text:span> <text:span text:style-name="T28">class</text:span>=<text:span text:style-name="T38">"nav-link"</text:span> <text:span text:style-name="T28">href</text:span>=<text:span text:style-name="T38">"#"</text:span><text:span text:style-name="T131">&gt;</text:span>Features<text:span text:style-name="T131">&lt;/</text:span><text:span text:style-name="T14">a</text:span><text:span text:style-name="T131">&gt;</text:span></text:p>
      <text:p text:style-name="P101"><text:span text:style-name="T131">&lt;/</text:span><text:span text:style-name="T14">li</text:span><text:span text:style-name="T131">&gt;</text:span></text:p>
      <text:p text:style-name="P101"><text:span text:style-name="T131">&lt;</text:span><text:span text:style-name="T14">li</text:span> <text:span text:style-name="T28">class</text:span>=<text:span text:style-name="T38">"nav-item"</text:span><text:span text:style-name="T131">&gt;</text:span></text:p>
      <text:p text:style-name="P101"><text:span text:style-name="T131">&lt;</text:span><text:span text:style-name="T14">a</text:span> <text:span text:style-name="T28">class</text:span>=<text:span text:style-name="T38">"nav-link"</text:span> <text:span text:style-name="T28">href</text:span>=<text:span text:style-name="T38">"#"</text:span><text:span text:style-name="T131">&gt;</text:span>Pricing<text:span text:style-name="T131">&lt;/</text:span><text:span text:style-name="T14">a</text:span><text:span text:style-name="T131">&gt;</text:span></text:p>
      <text:p text:style-name="P101"><text:span text:style-name="T131">&lt;/</text:span><text:span text:style-name="T14">li</text:span><text:span text:style-name="T131">&gt;</text:span></text:p>
      <text:p text:style-name="P101"><text:span text:style-name="T131">&lt;</text:span><text:span text:style-name="T14">li</text:span> <text:span text:style-name="T28">class</text:span>=<text:span text:style-name="T38">"nav-item"</text:span><text:span text:style-name="T131">&gt;</text:span></text:p>
      <text:p text:style-name="P101"><text:span text:style-name="T131">&lt;</text:span><text:span text:style-name="T14">a</text:span> <text:span text:style-name="T28">class</text:span>=<text:span text:style-name="T38">"nav-link"</text:span> <text:span text:style-name="T28">href</text:span>=<text:span text:style-name="T38">"#"</text:span><text:span text:style-name="T131">&gt;</text:span>About<text:span text:style-name="T131">&lt;/</text:span><text:span text:style-name="T14">a</text:span><text:span text:style-name="T131">&gt;</text:span></text:p>
      <text:p text:style-name="P101"><text:span text:style-name="T131">&lt;/</text:span><text:span text:style-name="T14">li</text:span><text:span text:style-name="T131">&gt;</text:span></text:p>
      <text:p text:style-name="P101"><text:span text:style-name="T131">&lt;</text:span><text:span text:style-name="T14">li</text:span> <text:span text:style-name="T28">class</text:span>=<text:span text:style-name="T38">"nav-item dropdown"</text:span><text:span text:style-name="T131">&gt;</text:span></text:p>
      <text:p text:style-name="P101"><text:span text:style-name="T131">&lt;</text:span><text:span text:style-name="T14">a</text:span> <text:span text:style-name="T28">class</text:span>=<text:span text:style-name="T38">"nav-link dropdown-toggle"</text:span> <text:span text:style-name="T28">data-bs-toggle</text:span>=<text:span text:style-name="T38">"dropdown"</text:span> <text:span text:style-name="T28">href</text:span>=<text:span text:style-name="T38">"#"</text:span> <text:span text:style-name="T28">role</text:span>=<text:span text:style-name="T38">"button"</text:span> <text:span text:style-name="T28">aria-haspopup</text:span>=<text:span text:style-name="T38">"true"</text:span> <text:span text:style-name="T28">aria-expanded</text:span>=<text:span text:style-name="T38">"false"</text:span><text:span text:style-name="T131">&gt;</text:span>Dropdown<text:span text:style-name="T131">&lt;/</text:span><text:span text:style-name="T14">a</text:span><text:span text:style-name="T131">&gt;</text:span></text:p>
      <text:p text:style-name="P101"><text:span text:style-name="T131">&lt;</text:span><text:span text:style-name="T14">div</text:span> <text:span text:style-name="T28">class</text:span>=<text:span text:style-name="T38">"dropdown-menu"</text:span><text:span text:style-name="T131">&gt;</text:span></text:p>
      <text:p text:style-name="P101"><text:span text:style-name="T131">&lt;</text:span><text:span text:style-name="T14">a</text:span> <text:span text:style-name="T28">class</text:span>=<text:span text:style-name="T38">"dropdown-item"</text:span> <text:span text:style-name="T28">href</text:span>=<text:span text:style-name="T38">"#"</text:span><text:span text:style-name="T131">&gt;</text:span>Action<text:span text:style-name="T131">&lt;/</text:span><text:span text:style-name="T14">a</text:span><text:span text:style-name="T131">&gt;</text:span></text:p>
      <text:p text:style-name="P101"><text:span text:style-name="T131">&lt;</text:span><text:span text:style-name="T14">a</text:span> <text:span text:style-name="T28">class</text:span>=<text:span text:style-name="T38">"dropdown-item"</text:span> <text:span text:style-name="T28">href</text:span>=<text:span text:style-name="T38">"#"</text:span><text:span text:style-name="T131">&gt;</text:span>Another action<text:span text:style-name="T131">&lt;/</text:span><text:span text:style-name="T14">a</text:span><text:span text:style-name="T131">&gt;</text:span></text:p>
      <text:p text:style-name="P101"><text:span text:style-name="T131">&lt;</text:span><text:span text:style-name="T14">a</text:span> <text:span text:style-name="T28">class</text:span>=<text:span text:style-name="T38">"dropdown-item"</text:span> <text:span text:style-name="T28">href</text:span>=<text:span text:style-name="T38">"#"</text:span><text:span text:style-name="T131">&gt;</text:span>Something else here<text:span text:style-name="T131">&lt;/</text:span><text:span text:style-name="T14">a</text:span><text:span text:style-name="T131">&gt;</text:span></text:p>
      <text:p text:style-name="P101"><text:span text:style-name="T131">&lt;</text:span><text:span text:style-name="T14">div</text:span> <text:span text:style-name="T28">class</text:span>=<text:span text:style-name="T38">"dropdown-divider"</text:span><text:span text:style-name="T131">&gt;&lt;/</text:span><text:span text:style-name="T14">div</text:span><text:span text:style-name="T131">&gt;</text:span></text:p>
      <text:p text:style-name="P101"><text:span text:style-name="T131">&lt;</text:span><text:span text:style-name="T14">a</text:span> <text:span text:style-name="T28">class</text:span>=<text:span text:style-name="T38">"dropdown-item"</text:span> <text:span text:style-name="T28">href</text:span>=<text:span text:style-name="T38">"#"</text:span><text:span text:style-name="T131">&gt;</text:span>Separated link<text:span text:style-name="T131">&lt;/</text:span><text:span text:style-name="T14">a</text:span><text:span text:style-name="T131">&gt;</text:span></text:p>
      <text:p text:style-name="P101"><text:span text:style-name="T131">&lt;/</text:span><text:span text:style-name="T14">div</text:span><text:span text:style-name="T131">&gt;</text:span></text:p>
      <text:p text:style-name="P101"><text:soft-page-break/><text:span text:style-name="T131">&lt;/</text:span><text:span text:style-name="T14">li</text:span><text:span text:style-name="T131">&gt;</text:span></text:p>
      <text:p text:style-name="P101"><text:span text:style-name="T131">&lt;/</text:span><text:span text:style-name="T14">ul</text:span><text:span text:style-name="T131">&gt;</text:span></text:p>
      <text:p text:style-name="P101"><text:span text:style-name="T131">&lt;</text:span><text:span text:style-name="T14">form</text:span> <text:span text:style-name="T28">class</text:span>=<text:span text:style-name="T38">"d-flex"</text:span><text:span text:style-name="T131">&gt;</text:span></text:p>
      <text:p text:style-name="P101"><text:span text:style-name="T131">&lt;</text:span><text:span text:style-name="T14">input</text:span> <text:span text:style-name="T28">class</text:span>=<text:span text:style-name="T38">"form-control me-sm-2"</text:span> <text:span text:style-name="T28">type</text:span>=<text:span text:style-name="T38">"search"</text:span> <text:span text:style-name="T28">placeholder</text:span>=<text:span text:style-name="T38">"Search"</text:span><text:span text:style-name="T131">&gt;</text:span></text:p>
      <text:p text:style-name="P101"><text:span text:style-name="T131">&lt;</text:span><text:span text:style-name="T14">button</text:span> <text:span text:style-name="T28">class</text:span>=<text:span text:style-name="T38">"btn btn-secondary my-2 my-sm-0"</text:span> <text:span text:style-name="T28">type</text:span>=<text:span text:style-name="T38">"submit"</text:span><text:span text:style-name="T131">&gt;</text:span>Search<text:span text:style-name="T131">&lt;/</text:span><text:span text:style-name="T14">button</text:span><text:span text:style-name="T131">&gt;</text:span></text:p>
      <text:p text:style-name="P101"><text:span text:style-name="T131">&lt;/</text:span><text:span text:style-name="T14">form</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text:span text:style-name="T131">&lt;/</text:span><text:span text:style-name="T14">nav</text:span><text:span text:style-name="T131">&gt;</text:span></text:p>
      <text:p text:style-name="P57"/>
      <text:p text:style-name="P57">- <text:span text:style-name="T139">include ce navbar dans le fichier base templates/base,html,twig , en ajoutant ce code ⇒</text:span></text:p>
      <text:p text:style-name="P115">{% <text:span text:style-name="T42">include</text:span> <text:span text:style-name="T38">"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40">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38">"mysql://amine:amine@127.0.0.1:3306/symexemple?serverVersion=8&amp;charset=utf8"</text:span></text:p>
      <text:p text:style-name="P61"/>
      <text:p text:style-name="P58">- <text:span text:style-name="T141">créer la base de données ⇒</text:span></text:p>
      <text:p text:style-name="P58">php bin/console doctrine:database:create</text:p>
      <text:p text:style-name="P58"/>
      <text:h text:style-name="P95" text:outline-level="1">Créer une entité Product et la migration qui va avec</text:h>
      <text:p text:style-name="P58">- <text:span text:style-name="T142">ajouter </text:span><text:span text:style-name="T143">Maker bundle , avec ce commande ⇒</text:span></text:p>
      <text:p text:style-name="P58">composer require maker</text:p>
      <text:p text:style-name="P58">- <text:span text:style-name="T144">créer l’entity Product avec comme champ (name, price) ⇒</text:span></text:p>
      <text:p text:style-name="P58">php bin/console make:entity</text:p>
      <text:p text:style-name="P58"/>
      <text:p text:style-name="P58">- <text:span text:style-name="T145">maintenant créer le table </text:span><text:span text:style-name="T146">(le make:migration permet de comparer les entités avec la base de données et créer un script pour syncronisé <text:s/></text:span><text:span text:style-name="T147">&amp;&amp; pour excuter le script de migration il faut taper doctrine:migrations:migrate</text:span><text:span text:style-name="T146">)</text:span><text:span text:style-name="T145">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48">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49">Rq : il y’a l’utilisation design pattern Fluent (Design Pattern qui permet de rappeler un objet immédiatement après un appel de méthode, </text:span><text:span text:style-name="T150">en fait lorsque en utiliser → et → </text:span><text:span text:style-name="T149">)</text:span></text:p>
      <text:p text:style-name="P58">- <text:span text:style-name="T150">pour insérer un produit en utiliser ce code dans le fichier \src\Cotroller\HomeController,php ⇒</text:span></text:p>
      <text:p text:style-name="P117"><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38">'Table en métal'</text:span><text:span text:style-name="T67">)</text:span></text:p>
      <text:p text:style-name="P101"><text:span text:style-name="T67">-&gt;</text:span><text:span text:style-name="T5">setPrice</text:span><text:span text:style-name="T67">(</text:span><text:span text:style-name="T53">3000</text:span><text:span text:style-name="T67">)</text:span></text:p>
      <text:p text:style-name="P101"><text:span text:style-name="T67">-&gt;</text:span><text:span text:style-name="T5">setSlug</text:span><text:span text:style-name="T67">(</text:span><text:span text:style-name="T38">'table-en-metal'</text:span><text:span text:style-name="T67">);</text:span></text:p>
      <text:p text:style-name="P101"><text:span text:style-name="T28">$em</text:span><text:span text:style-name="T67">-&gt;</text:span><text:span text:style-name="T5">persist</text:span><text:span text:style-name="T67">(</text:span><text:span text:style-name="T28">$product</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58"/>
      <text:p text:style-name="P59">- <text:span text:style-name="T150">pour </text:span><text:span text:style-name="T151">mettre à jour un produit existe déjà utiliser ce code </text:span><text:span text:style-name="T150">dans le fichier \src\Cotroller\HomeController,php</text:span><text:span text:style-name="T151"> ⇒</text:span></text:p>
      <text:p text:style-name="P117"><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pan text:style-name="T28">$productRepository</text:span><text:span text:style-name="T67"> = </text:span><text:span text:style-name="T28">$em</text:span><text:span text:style-name="T67">-&gt;</text:span><text:span text:style-name="T5">getRepository</text:span><text:span text:style-name="T67">(</text:span><text:span text:style-name="T43">Product</text:span><text:span text:style-name="T67">::</text:span><text:span text:style-name="T14">class</text:span><text:span text:style-name="T67">);</text:span></text:p>
      <text:p text:style-name="P101"><text:span text:style-name="T28">$product</text:span><text:span text:style-name="T67"> = </text:span><text:span text:style-name="T28">$productRepository</text:span><text:span text:style-name="T67">-&gt;</text:span><text:span text:style-name="T5">find</text:span><text:span text:style-name="T67">(</text:span><text:span text:style-name="T53">3</text:span><text:span text:style-name="T67">);</text:span></text:p>
      <text:p text:style-name="P101"><text:span text:style-name="T28">$product</text:span><text:span text:style-name="T67">-&gt;</text:span><text:span text:style-name="T5">setPrice</text:span><text:span text:style-name="T67">(</text:span><text:span text:style-name="T53">2500</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58"/>
      <text:p text:style-name="P60">- <text:span text:style-name="T150">pour </text:span><text:span text:style-name="T152">supprimser un</text:span><text:span text:style-name="T151"> produit <text:s/>utiliser ce code </text:span><text:span text:style-name="T150">dans le fichier \src\Cotroller\HomeController,php</text:span><text:span text:style-name="T151"> ⇒</text:span></text:p>
      <text:p text:style-name="P118"><text:span text:style-name="T14">public</text:span><text:span text:style-name="T67"> </text:span><text:span text:style-name="T14">function</text:span><text:span text:style-name="T67"> </text:span><text:span text:style-name="T5">homepage</text:span><text:span text:style-name="T67">(</text:span><text:span text:style-name="T43">EntityManagerInterface</text:span><text:span text:style-name="T67"> </text:span><text:span text:style-name="T28">$em</text:span><text:span text:style-name="T67">){</text:span></text:p>
      <text:p text:style-name="P29"/>
      <text:p text:style-name="P101"><text:soft-page-break/><text:span text:style-name="T28">$productRepository</text:span><text:span text:style-name="T67"> = </text:span><text:span text:style-name="T28">$em</text:span><text:span text:style-name="T67">-&gt;</text:span><text:span text:style-name="T5">getRepository</text:span><text:span text:style-name="T67">(</text:span><text:span text:style-name="T43">Product</text:span><text:span text:style-name="T67">::</text:span><text:span text:style-name="T14">class</text:span><text:span text:style-name="T67">);</text:span></text:p>
      <text:p text:style-name="P101"><text:span text:style-name="T28">$product</text:span><text:span text:style-name="T67"> = </text:span><text:span text:style-name="T28">$productRepository</text:span><text:span text:style-name="T67">-&gt;</text:span><text:span text:style-name="T5">find</text:span><text:span text:style-name="T67">(</text:span><text:span text:style-name="T53">3</text:span><text:span text:style-name="T67">);</text:span></text:p>
      <text:p text:style-name="P101"><text:span text:style-name="T28">$em</text:span><text:span text:style-name="T67">-&gt;</text:span><text:span text:style-name="T5">remove</text:span><text:span text:style-name="T67">(</text:span><text:span text:style-name="T28">$product</text:span><text:span text:style-name="T67">);</text:span></text:p>
      <text:p text:style-name="P101"><text:span text:style-name="T28">$em</text:span><text:span text:style-name="T67">-&gt;</text:span><text:span text:style-name="T5">flush</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text:span></text:p>
      <text:p text:style-name="P12">}</text:p>
      <text:p text:style-name="P118"/>
      <text:p text:style-name="P118"/>
      <text:p text:style-name="P118"/>
      <text:h text:style-name="P74" text:outline-level="1">Correction #01 : Créez une entité Category</text:h>
      <text:p text:style-name="P131">- <text:span text:style-name="T153">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54">pour voir la liste des options quand on peut les faire avec migrate, on peut taper ce commande ⇒</text:span></text:p>
      <text:p text:style-name="P132"><text:s/>php bin/console doctrine:migrations:migrate –help</text:p>
      <text:p text:style-name="P132">- <text:span text:style-name="T155">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56">Doctrine fixture Bundle</text:span></text:p>
      <text:p text:style-name="P62">composer require orm-fixtures</text:p>
      <text:p text:style-name="P66">- <text:span text:style-name="T157">Maintenant on a le fichier src/DataFixtures/AppFixtures.php , modifier le contenu de ce fichier ⇒</text:span></text:p>
      <text:p text:style-name="P19">&lt;?php</text:p>
      <text:p text:style-name="P29"/>
      <text:p text:style-name="P101"><text:span text:style-name="T14">namespace</text:span><text:span text:style-name="T67"> </text:span><text:span text:style-name="T43">App\DataFixtures</text:span><text:span text:style-name="T67">;</text:span></text:p>
      <text:p text:style-name="P29"/>
      <text:p text:style-name="P101"><text:span text:style-name="T14">use</text:span><text:span text:style-name="T67"> App\Entity\</text:span><text:span text:style-name="T43">Product</text:span><text:span text:style-name="T67">;</text:span></text:p>
      <text:p text:style-name="P101"><text:span text:style-name="T14">use</text:span><text:span text:style-name="T67"> Doctrine\Persistence\</text:span><text:span text:style-name="T43">ObjectManager</text:span><text:span text:style-name="T67">;</text:span></text:p>
      <text:p text:style-name="P101"><text:span text:style-name="T14">use</text:span><text:span text:style-name="T67"> Doctrine\Bundle\FixturesBundle\</text:span><text:span text:style-name="T43">Fixture</text:span><text:span text:style-name="T67">;</text:span></text:p>
      <text:p text:style-name="P29"/>
      <text:p text:style-name="P101"><text:span text:style-name="T14">class</text:span><text:span text:style-name="T67"> </text:span><text:span text:style-name="T43">AppFixtures</text:span><text:span text:style-name="T67"> </text:span><text:span text:style-name="T14">extends</text:span><text:span text:style-name="T67"> </text:span><text:span text:style-name="T43">Fixture</text:span></text:p>
      <text:p text:style-name="P12">{</text:p>
      <text:p text:style-name="P101"><text:span text:style-name="T14">public</text:span><text:span text:style-name="T67"> </text:span><text:span text:style-name="T14">function</text:span><text:span text:style-name="T67"> </text:span><text:span text:style-name="T5">load</text:span><text:span text:style-name="T67">(</text:span><text:span text:style-name="T43">ObjectManager</text:span><text:span text:style-name="T67"> </text:span><text:span text:style-name="T28">$manager</text:span><text:span text:style-name="T67">): </text:span><text:span text:style-name="T14">void</text:span></text:p>
      <text:p text:style-name="P12"><text:soft-page-break/>{</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38">"Produit n°</text:span><text:span text:style-name="T28">$p</text:span><text:span text:style-name="T38">"</text:span><text:span text:style-name="T67">)</text:span></text:p>
      <text:p text:style-name="P101"><text:span text:style-name="T67">-&gt;</text:span><text:span text:style-name="T5">setPrice</text:span><text:span text:style-name="T67">(</text:span><text:span text:style-name="T5">mt_rand</text:span><text:span text:style-name="T67">(</text:span><text:span text:style-name="T53">100</text:span><text:span text:style-name="T67">,</text:span><text:span text:style-name="T53">200</text:span><text:span text:style-name="T67">))</text:span></text:p>
      <text:p text:style-name="P101"><text:span text:style-name="T67">-&gt;</text:span><text:span text:style-name="T5">setSlug</text:span><text:span text:style-name="T67">(</text:span><text:span text:style-name="T38">"product-n-</text:span><text:span text:style-name="T28">$p</text:span><text:span text:style-name="T38">"</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58">- </text:span></text:span><text:span text:style-name="Strong_20_Emphasis"><text:span text:style-name="T159">ajouter la librairis faker ⇒</text:span></text:span></text:p>
      <text:p text:style-name="P66"><text:span text:style-name="Strong_20_Emphasis"><text:span text:style-name="T158">composer require --dev fakerphp/faker </text:span></text:span></text:p>
      <text:p text:style-name="P65"><text:span text:style-name="Strong_20_Emphasis"><text:span text:style-name="T158">- </text:span></text:span><text:span text:style-name="Strong_20_Emphasis"><text:span text:style-name="T159">ajouter ce code dans le fichier </text:span></text:span><text:span text:style-name="Strong_20_Emphasis"><text:span text:style-name="T160"><text:s/>src/DataFixtures/AppFixtures.php </text:span></text:span><text:span text:style-name="Strong_20_Emphasis"><text:span text:style-name="T159">⇒</text:span></text:span></text:p>
      <text:p text:style-name="P64"><text:span text:style-name="Strong_20_Emphasis"><text:span text:style-name="T19">public</text:span></text:span><text:span text:style-name="Strong_20_Emphasis"><text:span text:style-name="T72"> </text:span></text:span><text:span text:style-name="Strong_20_Emphasis"><text:span text:style-name="T19">function</text:span></text:span><text:span text:style-name="Strong_20_Emphasis"><text:span text:style-name="T72"> </text:span></text:span><text:span text:style-name="Strong_20_Emphasis"><text:span text:style-name="T9">load</text:span></text:span><text:span text:style-name="Strong_20_Emphasis"><text:span text:style-name="T72">(</text:span></text:span><text:span text:style-name="Strong_20_Emphasis"><text:span text:style-name="T47">ObjectManager</text:span></text:span><text:span text:style-name="Strong_20_Emphasis"><text:span text:style-name="T72"> </text:span></text:span><text:span text:style-name="Strong_20_Emphasis"><text:span text:style-name="T33">$manager</text:span></text:span><text:span text:style-name="Strong_20_Emphasis"><text:span text:style-name="T72">): </text:span></text:span><text:span text:style-name="Strong_20_Emphasis"><text:span text:style-name="T19">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sentence</text:span><text:span text:style-name="T67">())</text:span></text:p>
      <text:p text:style-name="P101"><text:span text:style-name="T67">-&gt;</text:span><text:span text:style-name="T5">setPrice</text:span><text:span text:style-name="T67">(</text:span><text:span text:style-name="T5">mt_rand</text:span><text:span text:style-name="T67">(</text:span><text:span text:style-name="T53">100</text:span><text:span text:style-name="T67">,</text:span><text:span text:style-name="T53">200</text:span><text:span text:style-name="T67">))</text:span></text:p>
      <text:p text:style-name="P101"><text:span text:style-name="T67">-&gt;</text:span><text:span text:style-name="T5">setSlug</text:span><text:span text:style-name="T67">(</text:span><text:span text:style-name="T28">$faker</text:span><text:span text:style-name="T67">-&gt;</text:span><text:span text:style-name="T5">slug</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65"><text:span text:style-name="Strong_20_Emphasis"><text:span text:style-name="T159"/></text:span></text:p>
      <text:p text:style-name="P65"><text:span text:style-name="Strong_20_Emphasis"><text:span text:style-name="T159">- </text:span></text:span><text:span text:style-name="Strong_20_Emphasis"><text:span text:style-name="T162">pour re-remplir notre base, </text:span></text:span><text:span text:style-name="Strong_20_Emphasis"><text:span text:style-name="T161">taper sur le temrinal ⇒</text:span></text:span></text:p>
      <text:p text:style-name="P65"><text:span text:style-name="Strong_20_Emphasis"><text:span text:style-name="T161">php bin/console doctrine:fixtures:load</text:span></text:span></text:p>
      <text:p text:style-name="P65"><text:span text:style-name="Strong_20_Emphasis"><text:span text:style-name="T161"/></text:span></text:p>
      <text:h text:style-name="P63" text:outline-level="1"><text:span text:style-name="Strong_20_Emphasis"><text:span text:style-name="T169">Enrichir Faker pour plus de réalisme encore</text:span></text:span></text:h>
      <text:p text:style-name="P65"><text:span text:style-name="Strong_20_Emphasis"><text:span text:style-name="T161">composer require liorchamla/faker-prices</text:span></text:span></text:p>
      <text:p text:style-name="P65"><text:span text:style-name="Strong_20_Emphasis"><text:span text:style-name="T161"><text:s/>composer require mbezhanov/faker-provider-collection</text:span></text:span></text:p>
      <text:p text:style-name="P138"><text:span text:style-name="Strong_20_Emphasis"><text:span text:style-name="T119">- </text:span></text:span><text:span text:style-name="Strong_20_Emphasis"><text:span text:style-name="T120">utiliser faker-prices pour le prix et faker-provider-collection pour le name donc le code source devient ⇒</text:span></text:span><text:span text:style-name="Strong_20_Emphasis"><text:span text:style-name="T20">public</text:span></text:span><text:span text:style-name="Strong_20_Emphasis"><text:span text:style-name="T73"> </text:span></text:span><text:span text:style-name="Strong_20_Emphasis"><text:span text:style-name="T20">function</text:span></text:span><text:span text:style-name="Strong_20_Emphasis"><text:span text:style-name="T73"> </text:span></text:span><text:span text:style-name="Strong_20_Emphasis"><text:span text:style-name="T10">load</text:span></text:span><text:span text:style-name="Strong_20_Emphasis"><text:span text:style-name="T73">(</text:span></text:span><text:span text:style-name="Strong_20_Emphasis"><text:span text:style-name="T48">ObjectManager</text:span></text:span><text:span text:style-name="Strong_20_Emphasis"><text:span text:style-name="T73"> </text:span></text:span><text:span text:style-name="Strong_20_Emphasis"><text:span text:style-name="T34">$manager</text:span></text:span><text:span text:style-name="Strong_20_Emphasis"><text:span text:style-name="T73">): </text:span></text:span><text:span text:style-name="Strong_20_Emphasis"><text:span text:style-name="T20">void</text:span></text:span></text:p>
      <text:p text:style-name="P12"><text:soft-page-break/>{</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28">$faker</text:span><text:span text:style-name="T67">-&gt;</text:span><text:span text:style-name="T5">slug</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
      <text:p text:style-name="P101"><text:span text:style-name="T28">$manager</text:span><text:span text:style-name="T67">-&gt;</text:span><text:span text:style-name="T5">flush</text:span><text:span text:style-name="T67">();</text:span></text:p>
      <text:p text:style-name="P12">}</text:p>
      <text:p text:style-name="P65"><text:span text:style-name="Strong_20_Emphasis"><text:span text:style-name="T163"/></text:span></text:p>
      <text:p text:style-name="P65"><text:span text:style-name="Strong_20_Emphasis"><text:span text:style-name="T163"/></text:span></text:p>
      <text:p text:style-name="P65"><text:span text:style-name="Strong_20_Emphasis"><text:span text:style-name="T163"/></text:span></text:p>
      <text:h text:style-name="P63" text:outline-level="1"><text:span text:style-name="Strong_20_Emphasis"><text:span text:style-name="T170">Créer de véritables Slugs avec le composant String</text:span></text:span></text:h>
      <text:p text:style-name="P69"><text:span text:style-name="Strong_20_Emphasis"><text:span text:style-name="T164">Le composant String offre des outils touchant à la gestion des chaines de caractères </text:span></text:span><text:span text:style-name="Strong_20_Emphasis"><text:span text:style-name="T165">⇒</text:span></text:span></text:p>
      <text:p text:style-name="P69"><text:a xlink:type="simple" xlink:href="https://symfony.com/doc/current/components/string.html" text:style-name="Internet_20_link" text:visited-style-name="Visited_20_Internet_20_Link"><text:span text:style-name="Strong_20_Emphasis"><text:span text:style-name="T165">https://symfony.com/doc/current/components/string.html</text:span></text:span></text:a></text:p>
      <text:p text:style-name="P69"><text:span text:style-name="Strong_20_Emphasis"><text:span text:style-name="T165">- </text:span></text:span><text:span text:style-name="Strong_20_Emphasis"><text:span text:style-name="T166">taper sur le terminal ⇒</text:span></text:span></text:p>
      <text:p text:style-name="P69"><text:span text:style-name="Strong_20_Emphasis"><text:span text:style-name="T166"><text:s/>composer require string</text:span></text:span></text:p>
      <text:p text:style-name="P69"><text:span text:style-name="Strong_20_Emphasis"><text:span text:style-name="T166">- ajouter ce code dans le fichier </text:span></text:span><text:span text:style-name="Strong_20_Emphasis"><text:span text:style-name="T81">src</text:span></text:span><text:span text:style-name="Strong_20_Emphasis"><text:span text:style-name="T97">/DataFixtures/AppFixtures.php ⇒</text:span></text:span></text:p>
      <text:p text:style-name="P68"><text:span text:style-name="Strong_20_Emphasis"><text:span text:style-name="T22">class</text:span></text:span><text:span text:style-name="Strong_20_Emphasis"><text:span text:style-name="T75"> </text:span></text:span><text:span text:style-name="Strong_20_Emphasis"><text:span text:style-name="T50">AppFixtures</text:span></text:span><text:span text:style-name="Strong_20_Emphasis"><text:span text:style-name="T75"> </text:span></text:span><text:span text:style-name="Strong_20_Emphasis"><text:span text:style-name="T22">extends</text:span></text:span><text:span text:style-name="Strong_20_Emphasis"><text:span text:style-name="T75"> </text:span></text:span><text:span text:style-name="Strong_20_Emphasis"><text:span text:style-name="T50">Fixture</text:span></text:span></text:p>
      <text:p text:style-name="P12">{</text:p>
      <text:p text:style-name="P101"><text:span text:style-name="T14">protected</text:span><text:span text:style-name="T67"> </text:span><text:span text:style-name="T28">$slugger</text:span><text:span text:style-name="T67">;</text:span></text:p>
      <text:p text:style-name="P101"><text:span text:style-name="T14">public</text:span><text:span text:style-name="T67"> </text:span><text:span text:style-name="T14">function</text:span><text:span text:style-name="T67"> </text:span><text:span text:style-name="T5">__construct</text:span><text:span text:style-name="T67">(</text:span><text:span text:style-name="T43">SluggerInterface</text:span><text:span text:style-name="T67"> </text:span><text:span text:style-name="T28">$slugger</text:span><text:span text:style-name="T67">)</text:span></text:p>
      <text:p text:style-name="P12">{</text:p>
      <text:p text:style-name="P101"><text:span text:style-name="T14">$this</text:span><text:span text:style-name="T67">-&gt;</text:span><text:span text:style-name="T28">slugger</text:span><text:span text:style-name="T67"> = </text:span><text:span text:style-name="T28">$slugger</text:span><text:span text:style-name="T67">;</text:span></text:p>
      <text:p text:style-name="P12">}</text:p>
      <text:p text:style-name="P101"><text:span text:style-name="T14">public</text:span><text:span text:style-name="T67"> </text:span><text:span text:style-name="T14">function</text:span><text:span text:style-name="T67"> </text:span><text:span text:style-name="T5">load</text:span><text:span text:style-name="T67">(</text:span><text:span text:style-name="T43">ObjectManager</text:span><text:span text:style-name="T67"> </text:span><text:span text:style-name="T28">$manager</text:span><text:span text:style-name="T67">): </text:span><text:span text:style-name="T14">void</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3">10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29"><text:soft-page-break/></text:p>
      <text:p text:style-name="P101"><text:span text:style-name="T28">$manager</text:span><text:span text:style-name="T67">-&gt;</text:span><text:span text:style-name="T5">flush</text:span><text:span text:style-name="T67">();</text:span></text:p>
      <text:p text:style-name="P12">}</text:p>
      <text:p text:style-name="P12">}</text:p>
      <text:p text:style-name="P101"/>
      <text:p text:style-name="P69"><text:span text:style-name="Strong_20_Emphasis"><text:span text:style-name="T97">- </text:span></text:span><text:span text:style-name="Strong_20_Emphasis"><text:span text:style-name="T98">taper sur le teminal ⇒<text:line-break/>php bin/console d:f:l</text:span></text:span></text:p>
      <text:p text:style-name="P69"><text:span text:style-name="Strong_20_Emphasis"><text:span text:style-name="T98"/></text:span></text:p>
      <text:h text:style-name="P67" text:outline-level="1"><text:span text:style-name="Strong_20_Emphasis"><text:span text:style-name="T173">Créer une association entre Product et Category</text:span></text:span></text:h>
      <text:p text:style-name="Standard"><text:span text:style-name="Strong_20_Emphasis">- </text:span><text:span text:style-name="Strong_20_Emphasis"><text:span text:style-name="T176">m</text:span></text:span><text:span text:style-name="Strong_20_Emphasis"><text:span text:style-name="T167">aintenant on veux ajouter la relation dans category (products), taper sur le terminal ⇒</text:span></text:span></text:p>
      <text:p text:style-name="Standard"><text:span text:style-name="Strong_20_Emphasis"><text:span text:style-name="T167">php bin/console make:entity Category</text:span></text:span></text:p>
      <text:p text:style-name="Standard"><text:span text:style-name="Strong_20_Emphasis"><text:span text:style-name="T167">products</text:span></text:span></text:p>
      <text:p text:style-name="Standard"><text:span text:style-name="Strong_20_Emphasis"><text:span text:style-name="T167">relation</text:span></text:span></text:p>
      <text:p text:style-name="Standard"><text:span text:style-name="Strong_20_Emphasis"><text:span text:style-name="T167">Product</text:span></text:span></text:p>
      <text:p text:style-name="Standard"><text:span text:style-name="Strong_20_Emphasis"><text:span text:style-name="T167">OneToMany</text:span></text:span></text:p>
      <text:p text:style-name="P135"><text:span text:style-name="Strong_20_Emphasis"><text:span text:style-name="T167">yes</text:span></text:span></text:p>
      <text:p text:style-name="P135"><text:span text:style-name="Strong_20_Emphasis"><text:span text:style-name="T167"/></text:span></text:p>
      <text:p text:style-name="P135"><text:span text:style-name="Strong_20_Emphasis"><text:span text:style-name="T167"/></text:span></text:p>
      <text:p text:style-name="P136"><text:span text:style-name="Strong_20_Emphasis"><text:span text:style-name="T168">- </text:span></text:span><text:span text:style-name="Strong_20_Emphasis"><text:span text:style-name="T109">tapez ⇒</text:span></text:span></text:p>
      <text:p text:style-name="P136"><text:span text:style-name="Strong_20_Emphasis"><text:span text:style-name="T109">php bin/console make:migration</text:span></text:span></text:p>
      <text:p text:style-name="P137"><text:span text:style-name="Strong_20_Emphasis"><text:span text:style-name="T109">php bin/console d:m:m</text:span></text:span></text:p>
      <text:p text:style-name="P137"><text:span text:style-name="Strong_20_Emphasis"><text:span text:style-name="T109"/></text:span></text:p>
      <text:p text:style-name="P137"><text:span text:style-name="Strong_20_Emphasis"><text:span text:style-name="T109">- </text:span></text:span><text:span text:style-name="Strong_20_Emphasis"><text:span text:style-name="T110">Maintenant dans notre fixtures on va ajouter de le category, </text:span></text:span><text:span text:style-name="Strong_20_Emphasis"><text:span text:style-name="T111">ajouter ce code src/DataFixtures/AppFixtures,php ⇒</text:span></text:span></text:p>
      <text:p text:style-name="P137"><text:span text:style-name="Strong_20_Emphasis"><text:span text:style-name="T23">public</text:span></text:span><text:span text:style-name="Strong_20_Emphasis"><text:span text:style-name="T76"> </text:span></text:span><text:span text:style-name="Strong_20_Emphasis"><text:span text:style-name="T23">function</text:span></text:span><text:span text:style-name="Strong_20_Emphasis"><text:span text:style-name="T76"> </text:span></text:span><text:span text:style-name="Strong_20_Emphasis"><text:span text:style-name="T12">load</text:span></text:span><text:span text:style-name="Strong_20_Emphasis"><text:span text:style-name="T76">(</text:span></text:span><text:span text:style-name="Strong_20_Emphasis"><text:span text:style-name="T51">ObjectManager</text:span></text:span><text:span text:style-name="Strong_20_Emphasis"><text:span text:style-name="T76"> </text:span></text:span><text:span text:style-name="Strong_20_Emphasis"><text:span text:style-name="T36">$manager</text:span></text:span><text:span text:style-name="Strong_20_Emphasis"><text:span text:style-name="T76">): </text:span></text:span><text:span text:style-name="Strong_20_Emphasis"><text:span text:style-name="T23">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29"/>
      <text:p text:style-name="P101"><text:span text:style-name="T42">for</text:span><text:span text:style-name="T67">(</text:span><text:span text:style-name="T28">$c</text:span><text:span text:style-name="T67"> = </text:span><text:span text:style-name="T53">0</text:span><text:span text:style-name="T67">; </text:span><text:span text:style-name="T28">$c</text:span><text:span text:style-name="T67"> &lt; </text:span><text:span text:style-name="T53">3</text:span><text:span text:style-name="T67">; </text:span><text:span text:style-name="T28">$c</text:span><text:span text:style-name="T67">++){</text:span></text:p>
      <text:p text:style-name="P101"><text:span text:style-name="T28">$category</text:span><text:span text:style-name="T67"> = </text:span><text:span text:style-name="T14">new</text:span><text:span text:style-name="T67"> </text:span><text:span text:style-name="T43">Category</text:span><text:span text:style-name="T67">;</text:span></text:p>
      <text:p text:style-name="P101"><text:span text:style-name="T28">$category</text:span><text:span text:style-name="T67">-&gt;</text:span><text:span text:style-name="T5">setName</text:span><text:span text:style-name="T67">(</text:span><text:span text:style-name="T28">$faker</text:span><text:span text:style-name="T67">-&gt;</text:span><text:span text:style-name="T28">department</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category</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category</text:span><text:span text:style-name="T67">);</text:span></text:p>
      <text:p text:style-name="P29"/>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mt_rand</text:span><text:span text:style-name="T67">(</text:span><text:span text:style-name="T53">15</text:span><text:span text:style-name="T67">,</text:span><text:span text:style-name="T53">2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67">-&gt;</text:span><text:span text:style-name="T5">setCategory</text:span><text:span text:style-name="T67">(</text:span><text:span text:style-name="T28">$category</text:span><text:span text:style-name="T67">);</text:span></text:p>
      <text:p text:style-name="P29"/>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12">}</text:p>
      <text:p text:style-name="P29"/>
      <text:p text:style-name="P29"><text:soft-page-break/></text:p>
      <text:p text:style-name="P101"><text:span text:style-name="T28">$manager</text:span><text:span text:style-name="T67">-&gt;</text:span><text:span text:style-name="T5">flush</text:span><text:span text:style-name="T67">();</text:span></text:p>
      <text:p text:style-name="P12">}</text:p>
      <text:p text:style-name="P137"><text:span text:style-name="Strong_20_Emphasis"><text:span text:style-name="T111"/></text:span></text:p>
      <text:p text:style-name="P137"><text:span text:style-name="Strong_20_Emphasis"><text:span text:style-name="T111">- sur le terminal tapez ⇒</text:span></text:span></text:p>
      <text:p text:style-name="P134"><text:span text:style-name="Strong_20_Emphasis"><text:span text:style-name="T111">php bin/console d:m:m</text:span></text:span></text:p>
      <text:p text:style-name="P134"><text:span text:style-name="Strong_20_Emphasis"><text:span text:style-name="T111"/></text:span></text:p>
      <text:p text:style-name="P134"><text:span text:style-name="Strong_20_Emphasis"><text:span text:style-name="T111"/></text:span></text:p>
      <text:h text:style-name="P133" text:outline-level="1"><text:span text:style-name="Strong_20_Emphasis"><text:span text:style-name="T174">Ajouter un champ dans l'entité Product</text:span></text:span></text:h>
      <text:p text:style-name="P140"><text:span text:style-name="Strong_20_Emphasis"><text:span text:style-name="T112">- Ajouter deux champ mainPicture</text:span></text:span><text:span text:style-name="Strong_20_Emphasis"><text:span text:style-name="T113">(string,255, not null)</text:span></text:span><text:span text:style-name="Strong_20_Emphasis"><text:span text:style-name="T112"> et shortDescription </text:span></text:span><text:span text:style-name="Strong_20_Emphasis"><text:span text:style-name="T113">(text, not null)</text:span></text:span><text:span text:style-name="Strong_20_Emphasis"><text:span text:style-name="T112">, tapez ⇒</text:span></text:span></text:p>
      <text:p text:style-name="P140"><text:span text:style-name="Strong_20_Emphasis"><text:span text:style-name="T112">php bin/console make:entity Product</text:span></text:span></text:p>
      <text:p text:style-name="P140"><text:span text:style-name="Strong_20_Emphasis"><text:span text:style-name="T112">- </text:span></text:span><text:span text:style-name="Strong_20_Emphasis"><text:span text:style-name="T114">ajouter le faker-piscum-photos pour les images ⇒</text:span></text:span></text:p>
      <text:p text:style-name="P140"><text:span text:style-name="Strong_20_Emphasis"><text:span text:style-name="T114">composer require bluemmb/faker-picsum-photos-provider</text:span></text:span></text:p>
      <text:p text:style-name="P140"><text:span text:style-name="Strong_20_Emphasis"><text:span text:style-name="T114">- </text:span></text:span><text:span text:style-name="Strong_20_Emphasis"><text:span text:style-name="T115">le code de la fonction load ⇒</text:span></text:span></text:p>
      <text:p text:style-name="P140"><text:span text:style-name="Strong_20_Emphasis"><text:span text:style-name="T24">public</text:span></text:span><text:span text:style-name="Strong_20_Emphasis"><text:span text:style-name="T77"> </text:span></text:span><text:span text:style-name="Strong_20_Emphasis"><text:span text:style-name="T24">function</text:span></text:span><text:span text:style-name="Strong_20_Emphasis"><text:span text:style-name="T77"> </text:span></text:span><text:span text:style-name="Strong_20_Emphasis"><text:span text:style-name="T13">load</text:span></text:span><text:span text:style-name="Strong_20_Emphasis"><text:span text:style-name="T77">(</text:span></text:span><text:span text:style-name="Strong_20_Emphasis"><text:span text:style-name="T52">ObjectManager</text:span></text:span><text:span text:style-name="Strong_20_Emphasis"><text:span text:style-name="T77"> </text:span></text:span><text:span text:style-name="Strong_20_Emphasis"><text:span text:style-name="T37">$manager</text:span></text:span><text:span text:style-name="Strong_20_Emphasis"><text:span text:style-name="T77">): </text:span></text:span><text:span text:style-name="Strong_20_Emphasis"><text:span text:style-name="T24">void</text:span></text:span></text:p>
      <text:p text:style-name="P12">{</text:p>
      <text:p text:style-name="P101"><text:span text:style-name="T28">$faker</text:span><text:span text:style-name="T67"> = </text:span><text:span text:style-name="T43">Factory</text:span><text:span text:style-name="T67">::</text:span><text:span text:style-name="T5">create</text:span><text:span text:style-name="T67">(</text:span><text:span text:style-name="T38">'fr_FR'</text:span><text:span text:style-name="T67">);</text:span></text:p>
      <text:p text:style-name="P29"/>
      <text:p text:style-name="P101"><text:span text:style-name="T28">$faker</text:span><text:span text:style-name="T67">-&gt;</text:span><text:span text:style-name="T5">addProvider</text:span><text:span text:style-name="T67">(</text:span><text:span text:style-name="T14">new</text:span><text:span text:style-name="T67"> \Liior\Faker\</text:span><text:span text:style-name="T43">Prices</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ezhanov\Faker\Provider\</text:span><text:span text:style-name="T43">Commerce</text:span><text:span text:style-name="T67">(</text:span><text:span text:style-name="T28">$faker</text:span><text:span text:style-name="T67">));</text:span></text:p>
      <text:p text:style-name="P101"><text:span text:style-name="T28">$faker</text:span><text:span text:style-name="T67">-&gt;</text:span><text:span text:style-name="T5">addProvider</text:span><text:span text:style-name="T67">(</text:span><text:span text:style-name="T14">new</text:span><text:span text:style-name="T67"> \Bluemmb\Faker\</text:span><text:span text:style-name="T43">PicsumPhotosProvider</text:span><text:span text:style-name="T67">(</text:span><text:span text:style-name="T28">$faker</text:span><text:span text:style-name="T67">));</text:span></text:p>
      <text:p text:style-name="P29"/>
      <text:p text:style-name="P101"><text:span text:style-name="T42">for</text:span><text:span text:style-name="T67">(</text:span><text:span text:style-name="T28">$c</text:span><text:span text:style-name="T67"> = </text:span><text:span text:style-name="T53">0</text:span><text:span text:style-name="T67">; </text:span><text:span text:style-name="T28">$c</text:span><text:span text:style-name="T67"> &lt; </text:span><text:span text:style-name="T53">3</text:span><text:span text:style-name="T67">; </text:span><text:span text:style-name="T28">$c</text:span><text:span text:style-name="T67">++){</text:span></text:p>
      <text:p text:style-name="P101"><text:span text:style-name="T28">$category</text:span><text:span text:style-name="T67"> = </text:span><text:span text:style-name="T14">new</text:span><text:span text:style-name="T67"> </text:span><text:span text:style-name="T43">Category</text:span><text:span text:style-name="T67">;</text:span></text:p>
      <text:p text:style-name="P101"><text:span text:style-name="T28">$category</text:span><text:span text:style-name="T67">-&gt;</text:span><text:span text:style-name="T5">setName</text:span><text:span text:style-name="T67">(</text:span><text:span text:style-name="T28">$faker</text:span><text:span text:style-name="T67">-&gt;</text:span><text:span text:style-name="T28">department</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category</text:span><text:span text:style-name="T67">-&gt;</text:span><text:span text:style-name="T5">getName</text:span><text:span text:style-name="T67">())));</text:span></text:p>
      <text:p text:style-name="P101"><text:span text:style-name="T28">$manager</text:span><text:span text:style-name="T67">-&gt;</text:span><text:span text:style-name="T5">persist</text:span><text:span text:style-name="T67">(</text:span><text:span text:style-name="T28">$category</text:span><text:span text:style-name="T67">);</text:span></text:p>
      <text:p text:style-name="P29"/>
      <text:p text:style-name="P101"><text:span text:style-name="T42">for</text:span><text:span text:style-name="T67">(</text:span><text:span text:style-name="T28">$p</text:span><text:span text:style-name="T67"> = </text:span><text:span text:style-name="T53">0</text:span><text:span text:style-name="T67">; </text:span><text:span text:style-name="T28">$p</text:span><text:span text:style-name="T67"> &lt; </text:span><text:span text:style-name="T5">mt_rand</text:span><text:span text:style-name="T67">(</text:span><text:span text:style-name="T53">15</text:span><text:span text:style-name="T67">,</text:span><text:span text:style-name="T53">20</text:span><text:span text:style-name="T67">); </text:span><text:span text:style-name="T28">$p</text:span><text:span text:style-name="T67">++){</text:span></text:p>
      <text:p text:style-name="P101"><text:span text:style-name="T28">$product</text:span><text:span text:style-name="T67"> = </text:span><text:span text:style-name="T14">new</text:span><text:span text:style-name="T67"> </text:span><text:span text:style-name="T43">Product</text:span><text:span text:style-name="T67">;</text:span></text:p>
      <text:p text:style-name="P101"><text:span text:style-name="T28">$product</text:span><text:span text:style-name="T67">-&gt;</text:span><text:span text:style-name="T5">setName</text:span><text:span text:style-name="T67">(</text:span><text:span text:style-name="T28">$faker</text:span><text:span text:style-name="T67">-&gt;</text:span><text:span text:style-name="T5">productName</text:span><text:span text:style-name="T67">())</text:span></text:p>
      <text:p text:style-name="P101"><text:span text:style-name="T67">-&gt;</text:span><text:span text:style-name="T5">setPrice</text:span><text:span text:style-name="T67">(</text:span><text:span text:style-name="T28">$faker</text:span><text:span text:style-name="T67">-&gt;</text:span><text:span text:style-name="T5">price</text:span><text:span text:style-name="T67">(</text:span><text:span text:style-name="T53">4000</text:span><text:span text:style-name="T67">, </text:span><text:span text:style-name="T53">20000</text:span><text:span text:style-name="T67">))</text:span></text:p>
      <text:p text:style-name="P101"><text:span text:style-name="T67">-&gt;</text:span><text:span text:style-name="T5">setSlug</text:span><text:span text:style-name="T67">(</text:span><text:span text:style-name="T5">strtolower</text:span><text:span text:style-name="T67">(</text:span><text:span text:style-name="T14">$this</text:span><text:span text:style-name="T67">-&gt;</text:span><text:span text:style-name="T28">slugger</text:span><text:span text:style-name="T67">-&gt;</text:span><text:span text:style-name="T5">slug</text:span><text:span text:style-name="T67">(</text:span><text:span text:style-name="T28">$product</text:span><text:span text:style-name="T67">-&gt;</text:span><text:span text:style-name="T5">getName</text:span><text:span text:style-name="T67">())))</text:span></text:p>
      <text:p text:style-name="P101"><text:span text:style-name="T67">-&gt;</text:span><text:span text:style-name="T5">setCategory</text:span><text:span text:style-name="T67">(</text:span><text:span text:style-name="T28">$category</text:span><text:span text:style-name="T67">)</text:span></text:p>
      <text:p text:style-name="P101"><text:span text:style-name="T67">-&gt;</text:span><text:span text:style-name="T5">setShortDescription</text:span><text:span text:style-name="T67">(</text:span><text:span text:style-name="T28">$faker</text:span><text:span text:style-name="T67">-&gt;</text:span><text:span text:style-name="T5">paragraph</text:span><text:span text:style-name="T67">())</text:span></text:p>
      <text:p text:style-name="P101"><text:span text:style-name="T67">-&gt;</text:span><text:span text:style-name="T5">setMainPicture</text:span><text:span text:style-name="T67">(</text:span><text:span text:style-name="T28">$faker</text:span><text:span text:style-name="T67">-&gt;</text:span><text:span text:style-name="T5">imageUrl</text:span><text:span text:style-name="T67">(</text:span><text:span text:style-name="T53">400</text:span><text:span text:style-name="T67">, </text:span><text:span text:style-name="T53">400</text:span><text:span text:style-name="T67">, </text:span><text:span text:style-name="T14">true</text:span><text:span text:style-name="T67">));</text:span></text:p>
      <text:p text:style-name="P29"/>
      <text:p text:style-name="P101"><text:span text:style-name="T28">$manager</text:span><text:span text:style-name="T67">-&gt;</text:span><text:span text:style-name="T5">persist</text:span><text:span text:style-name="T67">(</text:span><text:span text:style-name="T28">$product</text:span><text:span text:style-name="T67">); </text:span></text:p>
      <text:p text:style-name="P12">}</text:p>
      <text:p text:style-name="P12">}</text:p>
      <text:p text:style-name="P29"/>
      <text:p text:style-name="P29"/>
      <text:p text:style-name="P101"><text:span text:style-name="T28">$manager</text:span><text:span text:style-name="T67">-&gt;</text:span><text:span text:style-name="T5">flush</text:span><text:span text:style-name="T67">();</text:span></text:p>
      <text:p text:style-name="P12">}</text:p>
      <text:p text:style-name="P140"><text:span text:style-name="Strong_20_Emphasis"><text:span text:style-name="T115"/></text:span></text:p>
      <text:p text:style-name="P140"><text:span text:style-name="Strong_20_Emphasis"><text:span text:style-name="T115">- </text:span></text:span><text:span text:style-name="Strong_20_Emphasis"><text:span text:style-name="T116">tapez ⇒</text:span></text:span></text:p>
      <text:p text:style-name="P140"><text:span text:style-name="Strong_20_Emphasis"><text:span text:style-name="T116">php bin/console d:f:l</text:span></text:span></text:p>
      <text:p text:style-name="P140"><text:span text:style-name="Strong_20_Emphasis"><text:span text:style-name="T116"/></text:span></text:p>
      <text:p text:style-name="P140"><text:span text:style-name="Strong_20_Emphasis"><text:span text:style-name="T116"/></text:span></text:p>
      <text:p text:style-name="P140"><text:span text:style-name="Strong_20_Emphasis"><text:span text:style-name="T116"/></text:span></text:p>
      <text:h text:style-name="P139" text:outline-level="1"><text:soft-page-break/><text:span text:style-name="Strong_20_Emphasis"><text:span text:style-name="T175">Utiliser nos entités dans un template Twig</text:span></text:span></text:h>
      <text:h text:style-name="P139" text:outline-level="1"><text:span text:style-name="Strong_20_Emphasis"><text:span text:style-name="T116">- dans </text:span></text:span><text:span text:style-name="Strong_20_Emphasis"><text:span text:style-name="T117">le fichier src/Controller/HomeController.php, ajouter ce code ⇒</text:span></text:span></text:h>
      <text:p text:style-name="P140"><text:span text:style-name="Strong_20_Emphasis"><text:span text:style-name="T117"/></text:span></text:p>
      <text:p text:style-name="P24">/**</text:p>
      <text:p text:style-name="P24">* @Route("/", name="homepage")</text:p>
      <text:p text:style-name="P24">*/</text:p>
      <text:p text:style-name="P101"><text:span text:style-name="T14">public</text:span><text:span text:style-name="T67"> </text:span><text:span text:style-name="T14">function</text:span><text:span text:style-name="T67"> </text:span><text:span text:style-name="T5">homepage</text:span><text:span text:style-name="T67">(</text:span><text:span text:style-name="T43">ProductRepository</text:span><text:span text:style-name="T67"> </text:span><text:span text:style-name="T28">$productRepository</text:span><text:span text:style-name="T67">){</text:span></text:p>
      <text:p text:style-name="P101"><text:span text:style-name="T28">$products</text:span><text:span text:style-name="T67"> = </text:span><text:span text:style-name="T28">$productRepository</text:span><text:span text:style-name="T67">-&gt;</text:span><text:span text:style-name="T5">findBy</text:span><text:span text:style-name="T67">([],[], </text:span><text:span text:style-name="T53">3</text:span><text:span text:style-name="T67">);</text:span></text:p>
      <text:p text:style-name="P101"><text:span text:style-name="T42">return</text:span><text:span text:style-name="T67"> </text:span><text:span text:style-name="T14">$this</text:span><text:span text:style-name="T67">-&gt;</text:span><text:span text:style-name="T5">render</text:span><text:span text:style-name="T67">(</text:span><text:span text:style-name="T38">'home.html.twig'</text:span><text:span text:style-name="T67">, [</text:span><text:span text:style-name="T38">'products'</text:span><text:span text:style-name="T67"> =&gt; </text:span><text:span text:style-name="T28">$products</text:span><text:span text:style-name="T67">]);</text:span></text:p>
      <text:p text:style-name="P12">}</text:p>
      <text:p text:style-name="P145"><text:span text:style-name="Strong_20_Emphasis"><text:span text:style-name="T117"/></text:span></text:p>
      <text:p text:style-name="P145"><text:span text:style-name="Strong_20_Emphasis"><text:span text:style-name="T117">- ajouter ce code dans le <text:s/>fichier templates/home.html.twig ,devient ⇒</text:span></text:span></text:p>
      <text:p text:style-name="P140"><text:span text:style-name="Strong_20_Emphasis"><text:span text:style-name="T132">&lt;</text:span></text:span><text:span text:style-name="Strong_20_Emphasis"><text:span text:style-name="T25">h1</text:span></text:span><text:span text:style-name="Strong_20_Emphasis"><text:span text:style-name="T132">&gt;</text:span></text:span><text:span text:style-name="Strong_20_Emphasis"><text:span text:style-name="T103">Nos produits phares</text:span></text:span><text:span text:style-name="Strong_20_Emphasis"><text:span text:style-name="T132">&lt;/</text:span></text:span><text:span text:style-name="Strong_20_Emphasis"><text:span text:style-name="T25">h1</text:span></text:span><text:span text:style-name="Strong_20_Emphasis"><text:span text:style-name="T132">&gt;</text:span></text:span></text:p>
      <text:p text:style-name="P101"><text:span text:style-name="T131">&lt;</text:span><text:span text:style-name="T14">div</text:span> <text:span text:style-name="T28">class</text:span>=<text:span text:style-name="T38">"row"</text:span><text:span text:style-name="T131">&gt;</text:span></text:p>
      <text:p text:style-name="P101">{% <text:span text:style-name="T42">for</text:span> <text:span text:style-name="T28">p</text:span> <text:span text:style-name="T67">in</text:span> <text:span text:style-name="T28">products</text:span> %}</text:p>
      <text:p text:style-name="P101"><text:span text:style-name="T131">&lt;</text:span><text:span text:style-name="T14">div</text:span> <text:span text:style-name="T28">class</text:span>=<text:span text:style-name="T38">"col"</text:span><text:span text:style-name="T131">&gt;</text:span></text:p>
      <text:p text:style-name="P101"><text:span text:style-name="T131">&lt;</text:span><text:span text:style-name="T14">div</text:span> <text:span text:style-name="T28">class</text:span>=<text:span text:style-name="T38">"card"</text:span><text:span text:style-name="T131">&gt;</text:span></text:p>
      <text:p text:style-name="P101"><text:span text:style-name="T131">&lt;</text:span><text:span text:style-name="T14">img</text:span> <text:span text:style-name="T28">src</text:span>=<text:span text:style-name="T38">"{{ </text:span><text:span text:style-name="T28">p</text:span><text:span text:style-name="T38">.</text:span><text:span text:style-name="T28">mainPicture</text:span><text:span text:style-name="T38"> }}"</text:span> <text:span text:style-name="T28">class</text:span>=<text:span text:style-name="T38">"img-fluid"</text:span> <text:span text:style-name="T28">alt</text:span>=<text:span text:style-name="T38">"Image du produit"</text:span> <text:span text:style-name="T131">&gt;</text:span></text:p>
      <text:p text:style-name="P101"><text:span text:style-name="T131">&lt;</text:span><text:span text:style-name="T14">div</text:span> <text:span text:style-name="T28">class</text:span>=<text:span text:style-name="T38">"card-body"</text:span><text:span text:style-name="T131">&gt;</text:span></text:p>
      <text:p text:style-name="P101"><text:span text:style-name="T131">&lt;</text:span><text:span text:style-name="T14">h4</text:span> <text:span text:style-name="T28">class</text:span>=<text:span text:style-name="T38">"card-title"</text:span><text:span text:style-name="T131">&gt;</text:span>{{ <text:span text:style-name="T28">p</text:span>.<text:span text:style-name="T28">name</text:span> }} ({{ <text:span text:style-name="T28">p</text:span>.<text:span text:style-name="T28">price</text:span> /100 }} <text:span text:style-name="T14">&amp;euro;</text:span> )<text:span text:style-name="T131">&lt;/</text:span><text:span text:style-name="T14">h4</text:span><text:span text:style-name="T131">&gt;</text:span></text:p>
      <text:p text:style-name="P29"/>
      <text:p text:style-name="P101"><text:span text:style-name="T131">&lt;</text:span><text:span text:style-name="T14">span</text:span> <text:span text:style-name="T28">class</text:span>=<text:span text:style-name="T38">"badge alert-info"</text:span><text:span text:style-name="T131">&gt;</text:span> {{ <text:span text:style-name="T28">p</text:span>.<text:span text:style-name="T28">category</text:span>.<text:span text:style-name="T28">name</text:span> }} <text:span text:style-name="T131">&lt;/</text:span><text:span text:style-name="T14">span</text:span><text:span text:style-name="T131">&gt;</text:span></text:p>
      <text:p text:style-name="P29"/>
      <text:p text:style-name="P101"><text:span text:style-name="T131">&lt;</text:span><text:span text:style-name="T14">p</text:span> <text:span text:style-name="T28">class</text:span>=<text:span text:style-name="T38">"card-text"</text:span><text:span text:style-name="T131">&gt;</text:span>{{ <text:span text:style-name="T28">p</text:span>.<text:span text:style-name="T28">shortDescription</text:span> }}<text:span text:style-name="T131">&lt;/</text:span><text:span text:style-name="T14">p</text:span><text:span text:style-name="T131">&gt;</text:span></text:p>
      <text:p text:style-name="P101"><text:span text:style-name="T131">&lt;</text:span><text:span text:style-name="T14">a</text:span> <text:span text:style-name="T28">href</text:span>=<text:span text:style-name="T38">"#"</text:span> <text:span text:style-name="T28">class</text:span>=<text:span text:style-name="T38">"btn btn-primary btn-sm"</text:span><text:span text:style-name="T131">&gt;</text:span>Détails<text:span text:style-name="T131">&lt;/</text:span><text:span text:style-name="T14">a</text:span><text:span text:style-name="T131">&gt;</text:span></text:p>
      <text:p text:style-name="P101"><text:span text:style-name="T131">&lt;</text:span><text:span text:style-name="T14">a</text:span> <text:span text:style-name="T28">href</text:span>=<text:span text:style-name="T38">"#"</text:span> <text:span text:style-name="T28">class</text:span>=<text:span text:style-name="T38">"btn btn-success btn-sm"</text:span><text:span text:style-name="T131">&gt;</text:span>Ajouter<text:span text:style-name="T131">&lt;/</text:span><text:span text:style-name="T14">a</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text:span text:style-name="T131">&lt;/</text:span><text:span text:style-name="T14">div</text:span><text:span text:style-name="T131">&gt;</text:span></text:p>
      <text:p text:style-name="P101">{% <text:span text:style-name="T42">endfor</text:span> %}</text:p>
      <text:p text:style-name="P101"><text:span text:style-name="T131">&lt;/</text:span><text:span text:style-name="T14">div</text:span><text:span text:style-name="T131">&gt;</text:span></text:p>
      <text:p text:style-name="P101"><text:span text:style-name="T131">&lt;</text:span><text:span text:style-name="T14">hr</text:span><text:span text:style-name="T131">&gt;</text:span></text:p>
      <text:p text:style-name="P101"/>
      <text:p text:style-name="P145"><text:span text:style-name="Strong_20_Emphasis"><text:span text:style-name="T1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5T16:34:44.901018924</dc:date>
    <meta:editing-duration>P1DT1H45M15S</meta:editing-duration>
    <meta:editing-cycles>228</meta:editing-cycles>
    <meta:generator>LibreOffice/7.3.7.2$Linux_X86_64 LibreOffice_project/30$Build-2</meta:generator>
    <meta:document-statistic meta:table-count="0" meta:image-count="0" meta:object-count="0" meta:page-count="25" meta:paragraph-count="779" meta:word-count="3215" meta:character-count="25914" meta:non-whitespace-character-count="23451"/>
  </office:meta>
</office:document-meta>
</file>